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StarSymbol2" svg:font-family="Star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P1" style:family="paragraph" style:parent-style-name="Heading">
      <style:paragraph-properties fo:margin-top="0.423cm" fo:margin-bottom="0.212cm" fo:text-align="center" style:justify-single-word="false" fo:orphans="0" fo:widows="0" fo:hyphenation-ladder-count="no-limit" fo:keep-with-next="always" style:text-autospace="ideograph-alpha" style:punctuation-wrap="hanging" style:line-break="strict" style:writing-mode="lr-tb"/>
      <style:text-properties fo:color="#000000" style:font-name="Arial" fo:font-size="28pt" fo:language="en" fo:country="US" fo:font-weight="bold" style:font-name-asian="MS Mincho" style:font-size-asian="28pt" style:font-weight-asian="bold" style:font-name-complex="Tahoma1" style:font-size-complex="28pt" style:language-complex="zxx" style:country-complex="none" style:font-weight-complex="bold" fo:hyphenate="false" fo:hyphenation-remain-char-count="2" fo:hyphenation-push-char-count="2"/>
    </style:style>
    <style:style style:name="P2" style:family="paragraph" style:parent-style-name="WW-Default">
      <style:text-properties style:font-name-complex="Tahoma1" style:language-complex="zxx" style:country-complex="none"/>
    </style:style>
    <style:style style:name="P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4"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style:language-complex="zxx" style:country-complex="none" fo:hyphenate="false" fo:hyphenation-remain-char-count="2" fo:hyphenation-push-char-count="2"/>
    </style:style>
    <style:style style:name="P6"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7" style:family="paragraph" style:parent-style-name="WW-Default" style:list-style-name="L1">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8" style:family="paragraph" style:parent-style-name="WW-Default">
      <style:paragraph-properties>
        <style:tab-stops>
          <style:tab-stop style:position="0cm"/>
        </style:tab-stops>
      </style:paragraph-properties>
      <style:text-properties style:font-name-complex="Tahoma1" style:language-complex="zxx" style:country-complex="none"/>
    </style:style>
    <style:style style:name="P9"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0"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fo:background-color="transparent" style:font-name-asian="Lucida Sans Unicode" style:font-size-asian="12pt" style:font-name-complex="Tahoma1" style:font-size-complex="12pt" style:language-complex="zxx" style:country-complex="none" fo:hyphenate="false" fo:hyphenation-remain-char-count="2" fo:hyphenation-push-char-count="2"/>
    </style:style>
    <style:style style:name="P11" style:family="paragraph" style:parent-style-name="WW-Default">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12" style:family="paragraph" style:parent-style-name="Heading_20_1">
      <style:paragraph-properties fo:break-before="page"/>
      <style:text-properties style:language-complex="zxx" style:country-complex="none"/>
    </style:style>
    <style:style style:name="P13"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14" style:family="paragraph" style:parent-style-name="WW-Default">
      <style:paragraph-properties>
        <style:tab-stops>
          <style:tab-stop style:position="0cm"/>
        </style:tab-stops>
      </style:paragraph-properties>
      <style:text-properties style:language-complex="zxx" style:country-complex="none"/>
    </style:style>
    <style:style style:name="P15" style:family="paragraph" style:parent-style-name="Heading" style:master-page-name="Standard">
      <style:paragraph-properties fo:margin-top="0cm" fo:margin-bottom="0.212cm" fo:text-align="center" style:justify-single-word="false"/>
      <style:text-properties fo:font-size="28pt" style:font-size-asian="28pt" style:font-size-complex="28pt" style:language-complex="zxx" style:country-complex="none"/>
    </style:style>
    <style:style style:name="P16" style:family="paragraph" style:parent-style-name="Heading">
      <style:paragraph-properties fo:text-align="center" style:justify-single-word="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Heading_20_1" style:list-style-name="L3">
      <style:paragraph-properties>
        <style:tab-stops>
          <style:tab-stop style:position="0cm"/>
        </style:tab-stops>
      </style:paragraph-properties>
      <style:text-properties style:font-name-complex="Tahoma1" style:language-complex="zxx" style:country-complex="none"/>
    </style:style>
    <style:style style:name="P22" style:family="paragraph" style:parent-style-name="Heading_20_1" style:list-style-name="L3">
      <style:paragraph-properties fo:break-before="page">
        <style:tab-stops>
          <style:tab-stop style:position="0cm"/>
        </style:tab-stops>
      </style:paragraph-properties>
      <style:text-properties style:language-complex="zxx" style:country-complex="none"/>
    </style:style>
    <style:style style:name="P23" style:family="paragraph" style:parent-style-name="Heading_20_2" style:list-style-name="L3">
      <style:paragraph-properties fo:margin-left="2cm" fo:margin-right="0cm" fo:text-indent="0cm" style:auto-text-indent="false">
        <style:tab-stops>
          <style:tab-stop style:position="0cm"/>
        </style:tab-stops>
      </style:paragraph-properties>
      <style:text-properties style:language-complex="zxx" style:country-complex="none"/>
    </style:style>
    <style:style style:name="P24" style:family="paragraph" style:parent-style-name="Heading_20_2" style:list-style-name="L3">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5" style:family="paragraph" style:parent-style-name="WW-Default">
      <style:paragraph-properties fo:margin-left="2cm" fo:margin-right="0cm" fo:text-indent="0cm" style:auto-text-indent="false">
        <style:tab-stops>
          <style:tab-stop style:position="0cm"/>
        </style:tab-stops>
      </style:paragraph-properties>
      <style:text-properties style:font-name-complex="Tahoma1" style:language-complex="zxx" style:country-complex="none"/>
    </style:style>
    <style:style style:name="P26" style:family="paragraph" style:parent-style-name="WW-Default">
      <style:paragraph-properties fo:margin-left="0cm" fo:margin-right="0cm" fo:text-indent="0cm" style:auto-text-indent="false">
        <style:tab-stops>
          <style:tab-stop style:position="0cm"/>
        </style:tab-stops>
      </style:paragraph-properties>
      <style:text-properties style:font-name-complex="Tahoma1" style:language-complex="zxx" style:country-complex="none"/>
    </style:style>
    <style:style style:name="P27" style:family="paragraph" style:parent-style-name="Heading_20_2" style:list-style-name="L3">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28" style:family="paragraph" style:parent-style-name="WW-Default">
      <style:paragraph-properties fo:margin-left="0cm" fo:margin-right="0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P29" style:family="paragraph" style:parent-style-name="Heading_20_2" style:list-style-name="L4">
      <style:paragraph-properties fo:margin-left="2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30" style:family="paragraph" style:parent-style-name="WW-Defaul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31" style:family="paragraph" style:parent-style-name="Heading_20_1" style:list-style-name="L3">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ext-properties fo:hyphenate="false" fo:hyphenation-remain-char-count="2" fo:hyphenation-push-char-count="2"/>
    </style:style>
    <style:style style:name="P32" style:family="paragraph" style:parent-style-name="WW-Default">
      <style:paragraph-properties fo:break-before="page"/>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P33" style:family="paragraph" style:parent-style-name="WW-Default">
      <style:text-properties fo:font-style="italic" style:font-style-asian="italic" style:font-name-complex="Tahoma1" style:language-complex="zxx" style:country-complex="none" style:font-style-complex="italic"/>
    </style:style>
    <style:style style:name="P34" style:family="paragraph" style:parent-style-name="Heading_20_2" style:list-style-name="L3">
      <style:paragraph-properties>
        <style:tab-stops>
          <style:tab-stop style:position="0cm"/>
        </style:tab-stops>
      </style:paragraph-properties>
      <style:text-properties style:language-complex="zxx" style:country-complex="none"/>
    </style:style>
    <style:style style:name="P35" style:family="paragraph" style:parent-style-name="Heading_20_2" style:list-style-name="L3"/>
    <style:style style:name="P36" style:family="paragraph" style:parent-style-name="Heading_20_2">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37" style:family="paragraph" style:parent-style-name="WW-Default" style:list-style-name="L5">
      <style:text-properties style:font-name-complex="Tahoma1" style:language-complex="zxx" style:country-complex="none"/>
    </style:style>
    <style:style style:name="P38" style:family="paragraph" style:parent-style-name="WW-Defaul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39" style:family="paragraph" style:parent-style-name="Heading_20_1" style:list-style-name="L3">
      <style:paragraph-properties fo:break-before="page"/>
      <style:text-properties style:language-complex="zxx" style:country-complex="none"/>
    </style:style>
    <style:style style:name="P40" style:family="paragraph" style:parent-style-name="WW-Default" style:list-style-name="L6">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1" style:family="paragraph" style:parent-style-name="WW-Default">
      <style:paragraph-properties>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style:style>
    <style:style style:name="P42" style:family="paragraph" style:parent-style-name="Heading_20_3" style:list-style-name="L3"/>
    <style:style style:name="P43" style:family="paragraph" style:parent-style-name="WW-Default">
      <style:paragraph-properties>
        <style:tab-stops>
          <style:tab-stop style:position="0cm"/>
        </style:tab-stops>
      </style:paragraph-properties>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P44" style:family="paragraph" style:parent-style-name="Heading_20_1" style:list-style-name="L3">
      <style:paragraph-properties fo:margin-left="0cm" fo:margin-right="0cm" fo:margin-top="0.423cm" fo:margin-bottom="0.212cm" fo:text-align="start" style:justify-single-word="false" fo:orphans="0" fo:widows="0" fo:hyphenation-ladder-count="no-limit" fo:text-indent="0cm" style:auto-text-indent="false" fo:break-before="page" fo:keep-with-next="always" style:text-autospace="ideograph-alpha" style:punctuation-wrap="hanging" style:line-break="strict" style:writing-mode="lr-tb">
        <style:tab-stops>
          <style:tab-stop style:position="0cm"/>
        </style:tab-stops>
      </style:paragraph-properties>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fo:hyphenate="false" fo:hyphenation-remain-char-count="2" fo:hyphenation-push-char-count="2"/>
    </style:style>
    <style:style style:name="P45" style:family="paragraph" style:parent-style-name="WW-Default">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zxx" style:country-complex="none" fo:hyphenate="false" fo:hyphenation-remain-char-count="2" fo:hyphenation-push-char-count="2"/>
    </style:style>
    <style:style style:name="P46" style:family="paragraph" style:parent-style-name="WW-Default" style:list-style-name="L7">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zxx" style:country-complex="none" fo:hyphenate="false" fo:hyphenation-remain-char-count="2" fo:hyphenation-push-char-count="2"/>
    </style:style>
    <style:style style:name="P47" style:family="paragraph" style:parent-style-name="WW-Default" style:list-style-name="L7">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48" style:family="paragraph" style:parent-style-name="WW-Default" style:list-style-name="L7">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P49" style:family="paragraph" style:parent-style-name="Heading_20_3" style:list-style-name="L3">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ext-properties fo:color="#000000" style:font-name="Arial" fo:font-size="13pt" fo:language="en" fo:country="US" fo:font-weight="bold" style:font-name-asian="MS Mincho" style:font-size-asian="13pt" style:font-weight-asian="bold" style:font-name-complex="Tahoma1" style:font-size-complex="14pt" style:language-complex="zxx" style:country-complex="none" style:font-weight-complex="bold" fo:hyphenate="false" fo:hyphenation-remain-char-count="2" fo:hyphenation-push-char-count="2"/>
    </style:style>
    <style:style style:name="P50" style:family="paragraph" style:parent-style-name="Heading_20_3" style:list-style-name="L8">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1" style:family="paragraph" style:parent-style-name="Heading_20_3" style:list-style-name="L9">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2" style:family="paragraph" style:parent-style-name="Heading_20_3" style:list-style-name="L10">
      <style:paragraph-properties fo:margin-left="0cm" fo:margin-right="0cm" fo:margin-top="0.423cm" fo:margin-bottom="0.212cm" fo:text-align="justify" style:justify-single-word="false" fo:orphans="0" fo:widows="0" fo:hyphenation-ladder-count="no-limit" fo:text-indent="0cm" style:auto-text-indent="false" fo:keep-with-next="always"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3" style:family="paragraph" style:parent-style-name="WW-Default">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4" style:family="paragraph" style:parent-style-name="WW-Default">
      <style:paragraph-properties fo:margin-left="0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Arial" fo:font-size="13pt" fo:language="en" fo:country="US" fo:font-style="italic" style:text-underline-style="none" fo:font-weight="bold" style:font-name-asian="MS Mincho" style:font-size-asian="13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5" style:family="paragraph" style:parent-style-name="Heading_20_2">
      <style:paragraph-properties fo:margin-left="2cm" fo:margin-right="0cm" fo:margin-top="0.423cm" fo:margin-bottom="0.212cm" fo:text-align="justify"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fo:color="#000000" style:font-name="Arial" fo:font-size="14pt" fo:language="en" fo:country="US" fo:font-style="italic" fo:font-weight="bold" style:font-name-asian="MS Mincho" style:font-size-asian="14pt" style:font-style-asian="italic" style:font-weight-asian="bold" style:font-name-complex="Tahoma1" style:font-size-complex="14pt" style:language-complex="zxx" style:country-complex="none" style:font-style-complex="italic" style:font-weight-complex="bold" fo:hyphenate="false" fo:hyphenation-remain-char-count="2" fo:hyphenation-push-char-count="2"/>
    </style:style>
    <style:style style:name="P56" style:family="paragraph" style:parent-style-name="WW-Default" style:list-style-name="L11">
      <style:paragraph-properties fo:text-align="justify" style:justify-single-word="false" fo:orphans="0" fo:widows="0" fo:hyphenation-ladder-count="no-limit" style:text-autospace="ideograph-alpha" style:punctuation-wrap="hanging" style:line-break="strict" style:writing-mode="lr-tb">
        <style:tab-stops>
          <style:tab-stop style:position="0cm"/>
        </style:tab-stops>
      </style:paragraph-properties>
      <style:text-properties fo:color="#000000" style:font-name="Times New Roman" fo:font-size="12pt" fo:language="en" fo:country="US" style:text-underline-style="none" style:font-name-asian="Lucida Sans Unicode" style:font-size-asian="12pt" style:font-name-complex="Tahoma1" style:font-size-complex="12pt" style:language-complex="zxx" style:country-complex="none" fo:hyphenate="false" fo:hyphenation-remain-char-count="2" fo:hyphenation-push-char-count="2"/>
    </style:style>
    <style:style style:name="T1" style:family="text">
      <style:text-properties fo:color="#000000" style:font-name="Times New Roman" fo:font-size="12pt" fo:language="en" fo:country="US" style:font-name-asian="Lucida Sans Unicode" style:font-size-asian="12pt" style:font-name-complex="Tahoma1" style:font-size-complex="12pt"/>
    </style:style>
    <style:style style:name="T2" style:family="text">
      <style:text-properties fo:color="#000000" style:font-name="Times New Roman" fo:font-size="12pt" fo:language="en" fo:country="US" style:font-name-asian="Lucida Sans Unicode" style:font-size-asian="12pt" style:font-name-complex="Tahoma1" style:font-size-complex="12pt" style:language-complex="zxx" style:country-complex="none"/>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fo:font-size="40pt" style:font-size-asian="40pt" style:font-size-complex="40pt" style:language-complex="zxx" style:country-complex="none"/>
    </style:style>
    <style:style style:name="T7" style:family="text">
      <style:text-properties fo:font-size="40pt" fo:font-weight="bold" style:font-size-asian="40pt" style:font-weight-asian="bold" style:font-size-complex="40pt" style:language-complex="zxx" style:country-complex="none" style:font-weight-complex="bold"/>
    </style:style>
    <style:style style:name="T8" style:family="text">
      <style:text-properties style:text-position="super 58%"/>
    </style:style>
    <style:style style:name="T9" style:family="text">
      <style:text-properties fo:color="#000000" style:font-name="Times New Roman" fo:font-size="12pt" fo:language="en" fo:country="US" style:font-name-asian="Lucida Sans Unicode" style:font-size-asian="12pt" style:font-size-complex="12pt"/>
    </style:style>
    <style:style style:name="T10" style:family="text">
      <style:text-properties fo:color="#000000" style:font-name="Arial" fo:font-size="20pt" fo:language="en" fo:country="US" style:text-underline-style="none" fo:font-weight="bold" style:font-name-asian="MS Mincho" style:font-size-asian="20pt" style:font-weight-asian="bold" style:font-name-complex="Tahoma1" style:font-size-complex="16pt" style:language-complex="zxx" style:country-complex="none" style:font-weight-complex="bold"/>
    </style:style>
    <style:style style:name="T11" style:family="text">
      <style:text-properties fo:background-color="transparent"/>
    </style:style>
    <style:style style:name="T12" style:family="text">
      <style:text-properties fo:color="#000000" style:font-name="Times New Roman" fo:font-size="12pt" fo:language="en" fo:country="US" style:text-underline-style="solid" style:text-underline-width="auto" style:text-underline-color="font-color" style:font-name-asian="Lucida Sans Unicode" style:font-size-asian="12pt" style:font-name-complex="Tahoma1" style:font-size-complex="12pt" style:language-complex="zxx" style:country-complex="none"/>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10">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160731496">
          <text:deletion>
            <office:change-info>
              <dc:creator>G V</dc:creator>
              <dc:date>2007-03-30T23:22:00</dc:date>
            </office:change-info>
            <text:p text:style-name="P1"><text:s/>Basics</text:p>
          </text:deletion>
        </text:changed-region>
        <text:changed-region text:id="ct67559304">
          <text:insertion>
            <office:change-info>
              <dc:creator>G V</dc:creator>
              <dc:date>2007-03-30T19:43:00</dc:date>
            </office:change-info>
          </text:insertion>
        </text:changed-region>
        <text:changed-region text:id="ct67562632">
          <text:deletion>
            <office:change-info>
              <dc:creator>G V</dc:creator>
              <dc:date>2007-03-30T19:43:00</dc:date>
            </office:change-info>
            <text:p text:style-name="P2">gameplay.</text:p>
          </text:deletion>
        </text:changed-region>
        <text:changed-region text:id="ct67562496">
          <text:insertion>
            <office:change-info>
              <dc:creator>G V</dc:creator>
              <dc:date>2007-01-11T13:27:00</dc:date>
            </office:change-info>
          </text:insertion>
        </text:changed-region>
        <text:changed-region text:id="ct67562392">
          <text:insertion>
            <office:change-info>
              <dc:creator>G V</dc:creator>
              <dc:date>2007-01-11T13:28:00</dc:date>
            </office:change-info>
          </text:insertion>
        </text:changed-region>
        <text:changed-region text:id="ct67558792">
          <text:deletion>
            <office:change-info>
              <dc:creator>G V</dc:creator>
              <dc:date>2007-01-11T13:28:00</dc:date>
            </office:change-info>
            <text:p text:style-name="P2">with</text:p>
          </text:deletion>
        </text:changed-region>
        <text:changed-region text:id="ct67562032">
          <text:insertion>
            <office:change-info>
              <dc:creator>G V</dc:creator>
              <dc:date>2007-01-11T13:28:00</dc:date>
            </office:change-info>
          </text:insertion>
        </text:changed-region>
        <text:changed-region text:id="ct67561928">
          <text:insertion>
            <office:change-info>
              <dc:creator>G V</dc:creator>
              <dc:date>2007-01-11T00:25:00</dc:date>
            </office:change-info>
          </text:insertion>
        </text:changed-region>
        <text:changed-region text:id="ct67558040">
          <text:format-change>
            <office:change-info>
              <dc:creator>G V</dc:creator>
              <dc:date>2007-01-11T00:25:00</dc:date>
            </office:change-info>
          </text:format-change>
        </text:changed-region>
        <text:changed-region text:id="ct67550384">
          <text:insertion>
            <office:change-info>
              <dc:creator>G V</dc:creator>
              <dc:date>2007-01-11T00:25:00</dc:date>
            </office:change-info>
          </text:insertion>
        </text:changed-region>
        <text:changed-region text:id="ct67550248">
          <text:insertion>
            <office:change-info>
              <dc:creator>G V</dc:creator>
              <dc:date>2007-01-11T16:44:00</dc:date>
            </office:change-info>
          </text:insertion>
        </text:changed-region>
        <text:changed-region text:id="ct67557608">
          <text:deletion>
            <office:change-info>
              <dc:creator>G V</dc:creator>
              <dc:date>2007-01-11T00:37:00</dc:date>
            </office:change-info>
            <text:p text:style-name="P3">It's the first step to achieved for the project.</text:p>
          </text:deletion>
        </text:changed-region>
        <text:changed-region text:id="ct67552704">
          <text:insertion>
            <office:change-info>
              <dc:creator>G V</dc:creator>
              <dc:date>2007-01-11T00:49:00</dc:date>
            </office:change-info>
          </text:insertion>
        </text:changed-region>
        <text:changed-region text:id="ct67552600">
          <text:insertion>
            <office:change-info>
              <dc:creator>G V</dc:creator>
              <dc:date>2007-01-11T00:49:00</dc:date>
            </office:change-info>
          </text:insertion>
        </text:changed-region>
        <text:changed-region text:id="ct67552496">
          <text:insertion>
            <office:change-info>
              <dc:creator>G V</dc:creator>
              <dc:date>2007-01-11T00:50:00</dc:date>
            </office:change-info>
          </text:insertion>
        </text:changed-region>
        <text:changed-region text:id="ct67552120">
          <text:insertion>
            <office:change-info>
              <dc:creator>G V</dc:creator>
              <dc:date>2007-01-11T00:39:00</dc:date>
            </office:change-info>
          </text:insertion>
        </text:changed-region>
        <text:changed-region text:id="ct67549976">
          <text:deletion>
            <office:change-info>
              <dc:creator>G V</dc:creator>
              <dc:date>2007-01-11T00:39:00</dc:date>
            </office:change-info>
            <text:p text:style-name="P3"><text:s/></text:p>
          </text:deletion>
        </text:changed-region>
        <text:changed-region text:id="ct67549360">
          <text:insertion>
            <office:change-info>
              <dc:creator>G V</dc:creator>
              <dc:date>2007-01-11T00:48:00</dc:date>
            </office:change-info>
          </text:insertion>
        </text:changed-region>
        <text:changed-region text:id="ct67550656">
          <text:deletion>
            <office:change-info>
              <dc:creator>G V</dc:creator>
              <dc:date>2007-01-11T00:48:00</dc:date>
            </office:change-info>
            <text:p text:style-name="P3">will be</text:p>
          </text:deletion>
        </text:changed-region>
        <text:changed-region text:id="ct67550520">
          <text:insertion>
            <office:change-info>
              <dc:creator>G V</dc:creator>
              <dc:date>2007-01-11T00:48:00</dc:date>
            </office:change-info>
          </text:insertion>
        </text:changed-region>
        <text:changed-region text:id="ct67550112">
          <text:insertion>
            <office:change-info>
              <dc:creator>G V</dc:creator>
              <dc:date>2007-01-11T00:48:00</dc:date>
            </office:change-info>
          </text:insertion>
        </text:changed-region>
        <text:changed-region text:id="ct67549840">
          <text:insertion>
            <office:change-info>
              <dc:creator>G V</dc:creator>
              <dc:date>2007-01-11T00:48:00</dc:date>
            </office:change-info>
          </text:insertion>
        </text:changed-region>
        <text:changed-region text:id="ct67549704">
          <text:insertion>
            <office:change-info>
              <dc:creator>G V</dc:creator>
              <dc:date>2007-01-11T00:39:00</dc:date>
            </office:change-info>
          </text:insertion>
        </text:changed-region>
        <text:changed-region text:id="ct67549464">
          <text:deletion>
            <office:change-info>
              <dc:creator>G V</dc:creator>
              <dc:date>2007-01-11T00:49:00</dc:date>
            </office:change-info>
            <text:p text:style-name="P3"/>
            <text:p text:style-name="P3">The main focus is to continue to build the 2D </text:p>
          </text:deletion>
        </text:changed-region>
        <text:changed-region text:id="ct67549568">
          <text:deletion>
            <office:change-info>
              <dc:creator>G V</dc:creator>
              <dc:date>2007-01-11T00:35:00</dc:date>
            </office:change-info>
            <text:p text:style-name="P3">engine</text:p>
          </text:deletion>
        </text:changed-region>
        <text:changed-region text:id="ct67549224">
          <text:deletion>
            <office:change-info>
              <dc:creator>G V</dc:creator>
              <dc:date>2007-01-11T00:35:00</dc:date>
            </office:change-info>
            <text:p text:style-name="P4">now </text:p>
          </text:deletion>
        </text:changed-region>
        <text:changed-region text:id="ct67549120">
          <text:insertion>
            <office:change-info>
              <dc:creator>G V</dc:creator>
              <dc:date>2007-01-11T00:35:00</dc:date>
            </office:change-info>
          </text:insertion>
        </text:changed-region>
        <text:changed-region text:id="ct67549016">
          <text:deletion>
            <office:change-info>
              <dc:creator>G V</dc:creator>
              <dc:date>2007-01-11T00:50:00</dc:date>
            </office:change-info>
            <text:p text:style-name="P3"/>
            <text:p text:style-name="P3">There are no character creation and only simple fights will be implemented.</text:p>
          </text:deletion>
        </text:changed-region>
        <text:changed-region text:id="ct67548912">
          <text:deletion>
            <office:change-info>
              <dc:creator>G V</dc:creator>
              <dc:date>2007-01-11T00:38:00</dc:date>
            </office:change-info>
            <text:p text:style-name="P3">40x40 square</text:p>
          </text:deletion>
        </text:changed-region>
        <text:changed-region text:id="ct67548808">
          <text:insertion>
            <office:change-info>
              <dc:creator>G V</dc:creator>
              <dc:date>2007-01-11T00:38:00</dc:date>
            </office:change-info>
          </text:insertion>
        </text:changed-region>
        <text:changed-region text:id="ct67501344">
          <text:deletion>
            <office:change-info>
              <dc:creator>G V</dc:creator>
              <dc:date>2007-01-11T00:38:00</dc:date>
            </office:change-info>
            <text:p text:style-name="P3">one square</text:p>
          </text:deletion>
        </text:changed-region>
        <text:changed-region text:id="ct67499712">
          <text:insertion>
            <office:change-info>
              <dc:creator>G V</dc:creator>
              <dc:date>2007-01-11T00:38:00</dc:date>
            </office:change-info>
          </text:insertion>
        </text:changed-region>
        <text:changed-region text:id="ct67499168">
          <text:insertion>
            <office:change-info>
              <dc:creator>G V</dc:creator>
              <dc:date>2007-01-11T00:51:00</dc:date>
            </office:change-info>
          </text:insertion>
        </text:changed-region>
        <text:changed-region text:id="ct67306392">
          <text:insertion>
            <office:change-info>
              <dc:creator>G V</dc:creator>
              <dc:date>2007-03-30T19:43:00</dc:date>
            </office:change-info>
          </text:insertion>
        </text:changed-region>
        <text:changed-region text:id="ct67499440">
          <text:insertion>
            <office:change-info>
              <dc:creator>G V</dc:creator>
              <dc:date>2007-01-11T00:36:00</dc:date>
            </office:change-info>
          </text:insertion>
        </text:changed-region>
        <text:changed-region text:id="ct67284896">
          <text:insertion>
            <office:change-info>
              <dc:creator>G V</dc:creator>
              <dc:date>2007-01-11T00:51:00</dc:date>
            </office:change-info>
          </text:insertion>
        </text:changed-region>
        <text:changed-region text:id="ct67447496">
          <text:deletion>
            <office:change-info>
              <dc:creator>G V</dc:creator>
              <dc:date>2007-01-11T00:35:00</dc:date>
            </office:change-info>
            <text:p text:style-name="P3">will</text:p>
          </text:deletion>
        </text:changed-region>
        <text:changed-region text:id="ct67450856">
          <text:insertion>
            <office:change-info>
              <dc:creator>G V</dc:creator>
              <dc:date>2007-01-11T00:35:00</dc:date>
            </office:change-info>
          </text:insertion>
        </text:changed-region>
        <text:changed-region text:id="ct67450960">
          <text:deletion>
            <office:change-info>
              <dc:creator>G V</dc:creator>
              <dc:date>2007-01-11T00:36:00</dc:date>
            </office:change-info>
            <text:p text:style-name="P3">be</text:p>
          </text:deletion>
        </text:changed-region>
        <text:changed-region text:id="ct67451232">
          <text:deletion>
            <office:change-info>
              <dc:creator>G V</dc:creator>
              <dc:date>2007-01-11T00:52:00</dc:date>
            </office:change-info>
            <text:p text:style-name="P5"><text:s/></text:p>
          </text:deletion>
        </text:changed-region>
        <text:changed-region text:id="ct67451096">
          <text:deletion>
            <office:change-info>
              <dc:creator>G V</dc:creator>
              <dc:date>2007-01-11T17:11:00</dc:date>
            </office:change-info>
            <text:p text:style-name="P5"><text:s/></text:p>
          </text:deletion>
        </text:changed-region>
        <text:changed-region text:id="ct67451368">
          <text:insertion>
            <office:change-info>
              <dc:creator>G V</dc:creator>
              <dc:date>2007-01-11T17:38:00</dc:date>
            </office:change-info>
          </text:insertion>
        </text:changed-region>
        <text:changed-region text:id="ct67451504">
          <text:deletion>
            <office:change-info>
              <dc:creator>G V</dc:creator>
              <dc:date>2007-01-11T00:51:00</dc:date>
            </office:change-info>
            <text:p text:style-name="P5"><text:span text:style-name="T1">global music and</text:span></text:p>
          </text:deletion>
        </text:changed-region>
        <text:changed-region text:id="ct67451640">
          <text:insertion>
            <office:change-info>
              <dc:creator>G V</dc:creator>
              <dc:date>2007-01-11T00:52:00</dc:date>
            </office:change-info>
          </text:insertion>
        </text:changed-region>
        <text:changed-region text:id="ct67451776">
          <text:insertion>
            <office:change-info>
              <dc:creator>G V</dc:creator>
              <dc:date>2007-01-11T00:36:00</dc:date>
            </office:change-info>
          </text:insertion>
        </text:changed-region>
        <text:changed-region text:id="ct67451912">
          <text:deletion>
            <office:change-info>
              <dc:creator>G V</dc:creator>
              <dc:date>2007-01-11T00:42:00</dc:date>
            </office:change-info>
            <text:p text:style-name="P5">will</text:p>
          </text:deletion>
        </text:changed-region>
        <text:changed-region text:id="ct67452048">
          <text:insertion>
            <office:change-info>
              <dc:creator>G V</dc:creator>
              <dc:date>2007-01-11T00:42:00</dc:date>
            </office:change-info>
          </text:insertion>
        </text:changed-region>
        <text:changed-region text:id="ct67980920">
          <text:deletion>
            <office:change-info>
              <dc:creator>G V</dc:creator>
              <dc:date>2007-01-11T00:42:00</dc:date>
            </office:change-info>
            <text:p text:style-name="P5">be </text:p>
          </text:deletion>
        </text:changed-region>
        <text:changed-region text:id="ct67981064">
          <text:deletion>
            <office:change-info>
              <dc:creator>G V</dc:creator>
              <dc:date>2007-01-11T00:42:00</dc:date>
            </office:change-info>
            <text:p text:style-name="P5">in order to give same game experience on all hardware configurations. Now everything will be generated each 1/60s in order to implement fluidity and remove limitations of one operation each cycle (in v0.01 we can only move once each cycle for example).</text:p>
          </text:deletion>
        </text:changed-region>
        <text:changed-region text:id="ct67981672">
          <text:insertion>
            <office:change-info>
              <dc:creator>G V</dc:creator>
              <dc:date>2007-01-11T00:42:00</dc:date>
            </office:change-info>
          </text:insertion>
        </text:changed-region>
        <text:changed-region text:id="ct67981816">
          <text:insertion>
            <office:change-info>
              <dc:creator>G V</dc:creator>
              <dc:date>2007-01-11T00:42:00</dc:date>
            </office:change-info>
          </text:insertion>
        </text:changed-region>
        <text:changed-region text:id="ct67981960">
          <text:insertion>
            <office:change-info>
              <dc:creator>G V</dc:creator>
              <dc:date>2007-01-11T00:43:00</dc:date>
            </office:change-info>
          </text:insertion>
        </text:changed-region>
        <text:changed-region text:id="ct67982104">
          <text:deletion>
            <office:change-info>
              <dc:creator>G V</dc:creator>
              <dc:date>2007-01-11T00:42:00</dc:date>
            </office:change-info>
            <text:p text:style-name="P5">will be fluid and well represented.</text:p>
          </text:deletion>
        </text:changed-region>
        <text:changed-region text:id="ct67983176">
          <text:deletion>
            <office:change-info>
              <dc:creator>G V</dc:creator>
              <dc:date>2007-01-11T00:44:00</dc:date>
            </office:change-info>
            <text:p text:style-name="P5">will be present </text:p>
          </text:deletion>
        </text:changed-region>
        <text:changed-region text:id="ct67983320">
          <text:insertion>
            <office:change-info>
              <dc:creator>G V</dc:creator>
              <dc:date>2007-01-11T00:44:00</dc:date>
            </office:change-info>
          </text:insertion>
        </text:changed-region>
        <text:changed-region text:id="ct67984392">
          <text:insertion>
            <office:change-info>
              <dc:creator>G V</dc:creator>
              <dc:date>2007-01-11T00:44:00</dc:date>
            </office:change-info>
          </text:insertion>
        </text:changed-region>
        <text:changed-region text:id="ct67984536">
          <text:insertion>
            <office:change-info>
              <dc:creator>G V</dc:creator>
              <dc:date>2007-01-11T00:52:00</dc:date>
            </office:change-info>
          </text:insertion>
        </text:changed-region>
        <text:changed-region text:id="ct67984680">
          <text:insertion>
            <office:change-info>
              <dc:creator>G V</dc:creator>
              <dc:date>2007-01-11T00:53:00</dc:date>
            </office:change-info>
          </text:insertion>
        </text:changed-region>
        <text:changed-region text:id="ct67984824">
          <text:insertion>
            <office:change-info>
              <dc:creator>G V</dc:creator>
              <dc:date>2007-01-11T00:46:00</dc:date>
            </office:change-info>
          </text:insertion>
        </text:changed-region>
        <text:changed-region text:id="ct67984968">
          <text:insertion>
            <office:change-info>
              <dc:creator>G V</dc:creator>
              <dc:date>2007-01-11T00:52:00</dc:date>
            </office:change-info>
          </text:insertion>
        </text:changed-region>
        <text:changed-region text:id="ct67987048">
          <text:insertion>
            <office:change-info>
              <dc:creator>G V</dc:creator>
              <dc:date>2007-01-11T00:53:00</dc:date>
            </office:change-info>
          </text:insertion>
        </text:changed-region>
        <text:changed-region text:id="ct67987152">
          <text:deletion>
            <office:change-info>
              <dc:creator>G V</dc:creator>
              <dc:date>2007-01-11T00:53:00</dc:date>
            </office:change-info>
            <text:p text:style-name="P6">Each square is a 32*32 pixel surface. That means t</text:p>
          </text:deletion>
        </text:changed-region>
        <text:changed-region text:id="ct67987288">
          <text:deletion>
            <office:change-info>
              <dc:creator>G V</dc:creator>
              <dc:date>2007-01-11T00:53:00</dc:date>
            </office:change-info>
            <text:p text:style-name="P6">will </text:p>
          </text:deletion>
        </text:changed-region>
        <text:changed-region text:id="ct67987424">
          <text:insertion>
            <office:change-info>
              <dc:creator>G V</dc:creator>
              <dc:date>2007-01-11T00:53:00</dc:date>
            </office:change-info>
          </text:insertion>
        </text:changed-region>
        <text:changed-region text:id="ct67987560">
          <text:deletion>
            <office:change-info>
              <dc:creator>G V</dc:creator>
              <dc:date>2007-01-11T00:53:00</dc:date>
            </office:change-info>
            <text:p text:style-name="P6">will be</text:p>
          </text:deletion>
        </text:changed-region>
        <text:changed-region text:id="ct67987696">
          <text:insertion>
            <office:change-info>
              <dc:creator>G V</dc:creator>
              <dc:date>2007-01-11T00:53:00</dc:date>
            </office:change-info>
          </text:insertion>
        </text:changed-region>
        <text:changed-region text:id="ct67988240">
          <text:deletion>
            <office:change-info>
              <dc:creator>G V</dc:creator>
              <dc:date>2007-01-11T13:29:00</dc:date>
            </office:change-info>
            <text:p text:style-name="P6"><text:s/>present at the end of the screen.</text:p>
          </text:deletion>
        </text:changed-region>
        <text:changed-region text:id="ct67988104">
          <text:deletion>
            <office:change-info>
              <dc:creator>G V</dc:creator>
              <dc:date>2007-01-11T00:54:00</dc:date>
            </office:change-info>
            <text:p text:style-name="P6">will be</text:p>
          </text:deletion>
        </text:changed-region>
        <text:changed-region text:id="ct67987968">
          <text:deletion>
            <office:change-info>
              <dc:creator>G V</dc:creator>
              <dc:date>2007-01-11T13:29:00</dc:date>
            </office:change-info>
            <text:p text:style-name="P6">The status bar </text:p>
          </text:deletion>
        </text:changed-region>
        <text:changed-region text:id="ct67987832">
          <text:deletion>
            <office:change-info>
              <dc:creator>G V</dc:creator>
              <dc:date>2007-01-11T00:54:00</dc:date>
            </office:change-info>
            <text:p text:style-name="P6"/>
            <text:p text:style-name="P6"/>
          </text:deletion>
        </text:changed-region>
        <text:changed-region text:id="ct67992120">
          <text:deletion>
            <office:change-info>
              <dc:creator>G V</dc:creator>
              <dc:date>2007-01-11T13:29:00</dc:date>
            </office:change-info>
            <text:p text:style-name="P6"><text:s/>now</text:p>
          </text:deletion>
        </text:changed-region>
        <text:changed-region text:id="ct67992264">
          <text:deletion>
            <office:change-info>
              <dc:creator>G V</dc:creator>
              <dc:date>2007-03-30T20:03:00</dc:date>
            </office:change-info>
            <text:p text:style-name="P6">the environment</text:p>
          </text:deletion>
        </text:changed-region>
        <text:changed-region text:id="ct67992408">
          <text:insertion>
            <office:change-info>
              <dc:creator>G V</dc:creator>
              <dc:date>2007-03-30T20:03:00</dc:date>
            </office:change-info>
          </text:insertion>
        </text:changed-region>
        <text:changed-region text:id="ct67992552">
          <text:deletion>
            <office:change-info>
              <dc:creator>G V</dc:creator>
              <dc:date>2007-03-30T20:02:00</dc:date>
            </office:change-info>
            <text:p text:style-name="P6"><text:s/>terrain</text:p>
          </text:deletion>
        </text:changed-region>
        <text:changed-region text:id="ct67992696">
          <text:insertion>
            <office:change-info>
              <dc:creator>G V</dc:creator>
              <dc:date>2007-03-30T20:03:00</dc:date>
            </office:change-info>
          </text:insertion>
        </text:changed-region>
        <text:changed-region text:id="ct67993704">
          <text:insertion>
            <office:change-info>
              <dc:creator>G V</dc:creator>
              <dc:date>2007-01-11T17:05:00</dc:date>
            </office:change-info>
          </text:insertion>
        </text:changed-region>
        <text:changed-region text:id="ct67993848">
          <text:insertion>
            <office:change-info>
              <dc:creator>G V</dc:creator>
              <dc:date>2007-01-11T17:08:00</dc:date>
            </office:change-info>
          </text:insertion>
        </text:changed-region>
        <text:changed-region text:id="ct67994856">
          <text:insertion>
            <office:change-info>
              <dc:creator>G V</dc:creator>
              <dc:date>2007-03-22T22:10:00</dc:date>
            </office:change-info>
          </text:insertion>
        </text:changed-region>
        <text:changed-region text:id="ct67995000">
          <text:insertion>
            <office:change-info>
              <dc:creator>G V</dc:creator>
              <dc:date>2007-03-22T22:11:00</dc:date>
            </office:change-info>
          </text:insertion>
        </text:changed-region>
        <text:changed-region text:id="ct67995144">
          <text:insertion>
            <office:change-info>
              <dc:creator>G V</dc:creator>
              <dc:date>2007-03-22T22:12:00</dc:date>
            </office:change-info>
          </text:insertion>
        </text:changed-region>
        <text:changed-region text:id="ct67995288">
          <text:insertion>
            <office:change-info>
              <dc:creator>G V</dc:creator>
              <dc:date>2007-03-22T22:13:00</dc:date>
            </office:change-info>
          </text:insertion>
        </text:changed-region>
        <text:changed-region text:id="ct67996296">
          <text:insertion>
            <office:change-info>
              <dc:creator>G V</dc:creator>
              <dc:date>2007-03-22T22:16:00</dc:date>
            </office:change-info>
          </text:insertion>
        </text:changed-region>
        <text:changed-region text:id="ct67996440">
          <text:insertion>
            <office:change-info>
              <dc:creator>G V</dc:creator>
              <dc:date>2007-03-22T22:17:00</dc:date>
            </office:change-info>
          </text:insertion>
        </text:changed-region>
        <text:changed-region text:id="ct67996584">
          <text:insertion>
            <office:change-info>
              <dc:creator>G V</dc:creator>
              <dc:date>2007-03-22T22:18:00</dc:date>
            </office:change-info>
          </text:insertion>
        </text:changed-region>
        <text:changed-region text:id="ct67998368">
          <text:insertion>
            <office:change-info>
              <dc:creator>G V</dc:creator>
              <dc:date>2007-01-11T13:29:00</dc:date>
            </office:change-info>
          </text:insertion>
        </text:changed-region>
        <text:changed-region text:id="ct67998232">
          <text:deletion>
            <office:change-info>
              <dc:creator>G V</dc:creator>
              <dc:date>2007-01-11T13:29:00</dc:date>
            </office:change-info>
            <text:p text:style-name="P6">Now t</text:p>
          </text:deletion>
        </text:changed-region>
        <text:changed-region text:id="ct67998096">
          <text:insertion>
            <office:change-info>
              <dc:creator>G V</dc:creator>
              <dc:date>2007-01-11T13:29:00</dc:date>
            </office:change-info>
          </text:insertion>
        </text:changed-region>
        <text:changed-region text:id="ct67997960">
          <text:deletion>
            <office:change-info>
              <dc:creator>G V</dc:creator>
              <dc:date>2007-01-11T13:29:00</dc:date>
            </office:change-info>
            <text:p text:style-name="P6">will be</text:p>
          </text:deletion>
        </text:changed-region>
        <text:changed-region text:id="ct67997824">
          <text:insertion>
            <office:change-info>
              <dc:creator>G V</dc:creator>
              <dc:date>2007-01-11T13:29:00</dc:date>
            </office:change-info>
          </text:insertion>
        </text:changed-region>
        <text:changed-region text:id="ct67997688">
          <text:deletion>
            <office:change-info>
              <dc:creator>G V</dc:creator>
              <dc:date>2007-01-11T13:29:00</dc:date>
            </office:change-info>
            <text:p text:style-name="P6">will be</text:p>
          </text:deletion>
        </text:changed-region>
        <text:changed-region text:id="ct67997552">
          <text:deletion>
            <office:change-info>
              <dc:creator>G V</dc:creator>
              <dc:date>2007-01-11T13:29:00</dc:date>
            </office:change-info>
            <text:p text:style-name="P6">will be</text:p>
          </text:deletion>
        </text:changed-region>
        <text:changed-region text:id="ct67997448">
          <text:insertion>
            <office:change-info>
              <dc:creator>G V</dc:creator>
              <dc:date>2007-01-11T13:29:00</dc:date>
            </office:change-info>
          </text:insertion>
        </text:changed-region>
        <text:changed-region text:id="ct67997344">
          <text:insertion>
            <office:change-info>
              <dc:creator>G V</dc:creator>
              <dc:date>2007-03-22T22:15:00</dc:date>
            </office:change-info>
          </text:insertion>
        </text:changed-region>
        <text:changed-region text:id="ct67997240">
          <text:deletion>
            <office:change-info>
              <dc:creator>G V</dc:creator>
              <dc:date>2007-03-22T22:14:00</dc:date>
            </office:change-info>
            <text:p text:style-name="P6">Normal</text:p>
          </text:deletion>
        </text:changed-region>
        <text:changed-region text:id="ct68002144">
          <text:insertion>
            <office:change-info>
              <dc:creator>G V</dc:creator>
              <dc:date>2007-03-22T22:14:00</dc:date>
            </office:change-info>
          </text:insertion>
        </text:changed-region>
        <text:changed-region text:id="ct68002288">
          <text:deletion>
            <office:change-info>
              <dc:creator>G V</dc:creator>
              <dc:date>2007-03-22T22:14:00</dc:date>
            </office:change-info>
            <text:p text:style-name="P6">actual</text:p>
          </text:deletion>
        </text:changed-region>
        <text:changed-region text:id="ct68002432">
          <text:insertion>
            <office:change-info>
              <dc:creator>G V</dc:creator>
              <dc:date>2007-03-22T22:14:00</dc:date>
            </office:change-info>
          </text:insertion>
        </text:changed-region>
        <text:changed-region text:id="ct68002576">
          <text:insertion>
            <office:change-info>
              <dc:creator>G V</dc:creator>
              <dc:date>2007-03-30T19:44:00</dc:date>
            </office:change-info>
          </text:insertion>
        </text:changed-region>
        <text:changed-region text:id="ct68002864">
          <text:deletion>
            <office:change-info>
              <dc:creator>G V</dc:creator>
              <dc:date>2007-03-30T19:44:00</dc:date>
            </office:change-info>
            <text:p text:style-name="P6">sprite</text:p>
          </text:deletion>
        </text:changed-region>
        <text:changed-region text:id="ct68002720">
          <text:deletion>
            <office:change-info>
              <dc:creator>G V</dc:creator>
              <dc:date>2007-03-22T22:14:00</dc:date>
            </office:change-info>
            <text:p text:style-name="P6"><text:s/>green </text:p>
          </text:deletion>
        </text:changed-region>
        <text:changed-region text:id="ct68003432">
          <text:insertion>
            <office:change-info>
              <dc:creator>G V</dc:creator>
              <dc:date>2007-03-22T22:15:00</dc:date>
            </office:change-info>
          </text:insertion>
        </text:changed-region>
        <text:changed-region text:id="ct68004000">
          <text:insertion>
            <office:change-info>
              <dc:creator>G V</dc:creator>
              <dc:date>2007-03-22T22:15:00</dc:date>
            </office:change-info>
          </text:insertion>
        </text:changed-region>
        <text:changed-region text:id="ct68004104">
          <text:deletion>
            <office:change-info>
              <dc:creator>G V</dc:creator>
              <dc:date>2007-01-11T16:41:00</dc:date>
            </office:change-info>
            <text:p text:style-name="P6">character</text:p>
          </text:deletion>
        </text:changed-region>
        <text:changed-region text:id="ct68004208">
          <text:insertion>
            <office:change-info>
              <dc:creator>G V</dc:creator>
              <dc:date>2007-01-11T16:41:00</dc:date>
            </office:change-info>
          </text:insertion>
        </text:changed-region>
        <text:changed-region text:id="ct68004776">
          <text:insertion>
            <office:change-info>
              <dc:creator>G V</dc:creator>
              <dc:date>2007-03-22T22:15:00</dc:date>
            </office:change-info>
          </text:insertion>
        </text:changed-region>
        <text:changed-region text:id="ct68005376">
          <text:deletion>
            <office:change-info>
              <dc:creator>G V</dc:creator>
              <dc:date>2007-03-22T22:15:00</dc:date>
            </office:change-info>
            <text:list text:style-name="L1">
              <text:list-item>
                <text:p text:style-name="P7">Sand: sand sprite, monster type 2 can go but no one else</text:p>
              </text:list-item>
            </text:list>
          </text:deletion>
        </text:changed-region>
        <text:changed-region text:id="ct68006576">
          <text:deletion>
            <office:change-info>
              <dc:creator>G V</dc:creator>
              <dc:date>2007-03-22T22:15:00</dc:date>
            </office:change-info>
            <text:p text:style-name="P6">.</text:p>
          </text:deletion>
        </text:changed-region>
        <text:changed-region text:id="ct68006472">
          <text:deletion>
            <office:change-info>
              <dc:creator>G V</dc:creator>
              <dc:date>2007-03-22T22:14:00</dc:date>
            </office:change-info>
            <text:p text:style-name="P6">but will be render in order to stop blocking the camera when reaching the battlefield limits</text:p>
          </text:deletion>
        </text:changed-region>
        <text:changed-region text:id="ct68006368">
          <text:deletion>
            <office:change-info>
              <dc:creator>G V</dc:creator>
              <dc:date>2007-03-22T22:15:00</dc:date>
            </office:change-info>
            <text:p text:style-name="P6">no one can't go, it limits the battlefield </text:p>
          </text:deletion>
        </text:changed-region>
        <text:changed-region text:id="ct68006264">
          <text:deletion>
            <office:change-info>
              <dc:creator>G V</dc:creator>
              <dc:date>2007-03-22T22:14:00</dc:date>
            </office:change-info>
            <text:p text:style-name="P6">out of level sprite, </text:p>
          </text:deletion>
        </text:changed-region>
        <text:changed-region text:id="ct68006160">
          <text:deletion>
            <office:change-info>
              <dc:creator>G V</dc:creator>
              <dc:date>2007-03-22T22:15:00</dc:date>
            </office:change-info>
            <text:p text:style-name="P6">: </text:p>
          </text:deletion>
        </text:changed-region>
        <text:changed-region text:id="ct68006016">
          <text:deletion>
            <office:change-info>
              <dc:creator>G V</dc:creator>
              <dc:date>2007-03-22T22:13:00</dc:date>
            </office:change-info>
            <text:p text:style-name="P6">Out of level</text:p>
          </text:deletion>
        </text:changed-region>
        <text:changed-region text:id="ct68007496">
          <text:insertion>
            <office:change-info>
              <dc:creator>G V</dc:creator>
              <dc:date>2007-03-22T22:15:00</dc:date>
            </office:change-info>
          </text:insertion>
        </text:changed-region>
        <text:changed-region text:id="ct68009184">
          <text:insertion>
            <office:change-info>
              <dc:creator>G V</dc:creator>
              <dc:date>2007-01-11T13:29:00</dc:date>
            </office:change-info>
          </text:insertion>
        </text:changed-region>
        <text:changed-region text:id="ct68009048">
          <text:deletion>
            <office:change-info>
              <dc:creator>G V</dc:creator>
              <dc:date>2007-01-11T13:29:00</dc:date>
            </office:change-info>
            <text:p text:style-name="P6">will be</text:p>
          </text:deletion>
        </text:changed-region>
        <text:changed-region text:id="ct68008912">
          <text:insertion>
            <office:change-info>
              <dc:creator>G V</dc:creator>
              <dc:date>2007-01-11T13:29:00</dc:date>
            </office:change-info>
          </text:insertion>
        </text:changed-region>
        <text:changed-region text:id="ct68008776">
          <text:deletion>
            <office:change-info>
              <dc:creator>G V</dc:creator>
              <dc:date>2007-01-11T13:29:00</dc:date>
            </office:change-info>
            <text:p text:style-name="P6">will be</text:p>
          </text:deletion>
        </text:changed-region>
        <text:changed-region text:id="ct68008640">
          <text:deletion>
            <office:change-info>
              <dc:creator>G V</dc:creator>
              <dc:date>2007-01-11T13:29:00</dc:date>
            </office:change-info>
            <text:p text:style-name="P6">will be</text:p>
          </text:deletion>
        </text:changed-region>
        <text:changed-region text:id="ct68008536">
          <text:insertion>
            <office:change-info>
              <dc:creator>G V</dc:creator>
              <dc:date>2007-01-11T13:29:00</dc:date>
            </office:change-info>
          </text:insertion>
        </text:changed-region>
        <text:changed-region text:id="ct68008432">
          <text:insertion>
            <office:change-info>
              <dc:creator>G V</dc:creator>
              <dc:date>2007-03-22T22:18:00</dc:date>
            </office:change-info>
          </text:insertion>
        </text:changed-region>
        <text:changed-region text:id="ct68008328">
          <text:insertion>
            <office:change-info>
              <dc:creator>G V</dc:creator>
              <dc:date>2007-03-22T22:19:00</dc:date>
            </office:change-info>
          </text:insertion>
        </text:changed-region>
        <text:changed-region text:id="ct68008224">
          <text:insertion>
            <office:change-info>
              <dc:creator>G V</dc:creator>
              <dc:date>2007-03-22T22:19:00</dc:date>
            </office:change-info>
          </text:insertion>
        </text:changed-region>
        <text:changed-region text:id="ct68008120">
          <text:insertion>
            <office:change-info>
              <dc:creator>G V</dc:creator>
              <dc:date>2007-03-22T22:20:00</dc:date>
            </office:change-info>
          </text:insertion>
        </text:changed-region>
        <text:changed-region text:id="ct68012600">
          <text:insertion>
            <office:change-info>
              <dc:creator>G V</dc:creator>
              <dc:date>2007-03-22T22:20:00</dc:date>
            </office:change-info>
          </text:insertion>
        </text:changed-region>
        <text:changed-region text:id="ct68013200">
          <text:deletion>
            <office:change-info>
              <dc:creator>G V</dc:creator>
              <dc:date>2007-03-22T22:20:00</dc:date>
            </office:change-info>
            <text:list text:style-name="L1">
              <text:list-item>
                <text:p text:style-name="P7">Rock : rock sprite, no one can't go on this type</text:p>
              </text:list-item>
            </text:list>
          </text:deletion>
        </text:changed-region>
        <text:changed-region text:id="ct68013832">
          <text:insertion>
            <office:change-info>
              <dc:creator>G V</dc:creator>
              <dc:date>2007-03-22T22:20:00</dc:date>
            </office:change-info>
          </text:insertion>
        </text:changed-region>
        <text:changed-region text:id="ct68013976">
          <text:deletion>
            <office:change-info>
              <dc:creator>G V</dc:creator>
              <dc:date>2007-01-11T16:40:00</dc:date>
            </office:change-info>
            <text:p text:style-name="P6">character</text:p>
          </text:deletion>
        </text:changed-region>
        <text:changed-region text:id="ct68014088">
          <text:insertion>
            <office:change-info>
              <dc:creator>G V</dc:creator>
              <dc:date>2007-01-11T16:40:00</dc:date>
            </office:change-info>
          </text:insertion>
        </text:changed-region>
        <text:changed-region text:id="ct68014192">
          <text:insertion>
            <office:change-info>
              <dc:creator>G V</dc:creator>
              <dc:date>2007-01-11T16:41:00</dc:date>
            </office:change-info>
          </text:insertion>
        </text:changed-region>
        <text:changed-region text:id="ct68014296">
          <text:deletion>
            <office:change-info>
              <dc:creator>G V</dc:creator>
              <dc:date>2007-01-11T16:41:00</dc:date>
            </office:change-info>
            <text:p text:style-name="P6">can</text:p>
          </text:deletion>
        </text:changed-region>
        <text:changed-region text:id="ct68014400">
          <text:insertion>
            <office:change-info>
              <dc:creator>G V</dc:creator>
              <dc:date>2007-01-11T16:41:00</dc:date>
            </office:change-info>
          </text:insertion>
        </text:changed-region>
        <text:changed-region text:id="ct68014504">
          <text:insertion>
            <office:change-info>
              <dc:creator>G V</dc:creator>
              <dc:date>2007-01-11T16:42:00</dc:date>
            </office:change-info>
          </text:insertion>
        </text:changed-region>
        <text:changed-region text:id="ct68015016">
          <text:deletion>
            <office:change-info>
              <dc:creator>G V</dc:creator>
              <dc:date>2007-03-22T22:15:00</dc:date>
            </office:change-info>
            <text:list text:style-name="L1">
              <text:list-item>
                <text:p text:style-name="P7">Bridge: bridge sprite, everyone can use it to cross rivers/lake</text:p>
              </text:list-item>
            </text:list>
          </text:deletion>
        </text:changed-region>
        <text:changed-region text:id="ct68017208">
          <text:insertion>
            <office:change-info>
              <dc:creator>G V</dc:creator>
              <dc:date>2007-01-11T17:03:00</dc:date>
            </office:change-info>
          </text:insertion>
        </text:changed-region>
        <text:changed-region text:id="ct68017072">
          <text:deletion>
            <office:change-info>
              <dc:creator>G V</dc:creator>
              <dc:date>2007-01-11T17:04:00</dc:date>
            </office:change-info>
            <text:p text:style-name="P8"/>
            <text:p text:style-name="P8"/>
          </text:deletion>
        </text:changed-region>
        <text:changed-region text:id="ct68016936">
          <text:deletion>
            <office:change-info>
              <dc:creator>G V</dc:creator>
              <dc:date>2007-01-11T13:43:00</dc:date>
            </office:change-info>
            <text:p text:style-name="P8">will be</text:p>
          </text:deletion>
        </text:changed-region>
        <text:changed-region text:id="ct68016800">
          <text:insertion>
            <office:change-info>
              <dc:creator>G V</dc:creator>
              <dc:date>2007-01-11T13:43:00</dc:date>
            </office:change-info>
          </text:insertion>
        </text:changed-region>
        <text:changed-region text:id="ct68016664">
          <text:deletion>
            <office:change-info>
              <dc:creator>G V</dc:creator>
              <dc:date>2007-01-11T13:43:00</dc:date>
            </office:change-info>
            <text:p text:style-name="P8">but</text:p>
          </text:deletion>
        </text:changed-region>
        <text:changed-region text:id="ct68016528">
          <text:insertion>
            <office:change-info>
              <dc:creator>G V</dc:creator>
              <dc:date>2007-01-11T13:43:00</dc:date>
            </office:change-info>
          </text:insertion>
        </text:changed-region>
        <text:changed-region text:id="ct68016392">
          <text:insertion>
            <office:change-info>
              <dc:creator>G V</dc:creator>
              <dc:date>2007-03-30T19:45:00</dc:date>
            </office:change-info>
          </text:insertion>
        </text:changed-region>
        <text:changed-region text:id="ct68016256">
          <text:deletion>
            <office:change-info>
              <dc:creator>G V</dc:creator>
              <dc:date>2007-01-11T13:43:00</dc:date>
            </office:change-info>
            <text:p text:style-name="P8"><text:s/>not</text:p>
          </text:deletion>
        </text:changed-region>
        <text:changed-region text:id="ct68016152">
          <text:insertion>
            <office:change-info>
              <dc:creator>G V</dc:creator>
              <dc:date>2007-03-30T19:45:00</dc:date>
            </office:change-info>
          </text:insertion>
        </text:changed-region>
        <text:changed-region text:id="ct68016048">
          <text:deletion>
            <office:change-info>
              <dc:creator>G V</dc:creator>
              <dc:date>2007-03-30T19:45:00</dc:date>
            </office:change-info>
            <text:p text:style-name="P8"><text:s/>the diagonals.</text:p>
          </text:deletion>
        </text:changed-region>
        <text:changed-region text:id="ct68023544">
          <text:insertion>
            <office:change-info>
              <dc:creator>G V</dc:creator>
              <dc:date>2007-03-22T22:21:00</dc:date>
            </office:change-info>
          </text:insertion>
        </text:changed-region>
        <text:changed-region text:id="ct68024200">
          <text:insertion>
            <office:change-info>
              <dc:creator>G V</dc:creator>
              <dc:date>2007-01-11T13:43:00</dc:date>
            </office:change-info>
          </text:insertion>
        </text:changed-region>
        <text:changed-region text:id="ct68024304">
          <text:deletion>
            <office:change-info>
              <dc:creator>G V</dc:creator>
              <dc:date>2007-01-11T13:43:00</dc:date>
            </office:change-info>
            <text:p text:style-name="P3">will be</text:p>
          </text:deletion>
        </text:changed-region>
        <text:changed-region text:id="ct68024936">
          <text:insertion>
            <office:change-info>
              <dc:creator>G V</dc:creator>
              <dc:date>2007-03-30T19:45:00</dc:date>
            </office:change-info>
          </text:insertion>
        </text:changed-region>
        <text:changed-region text:id="ct68025184">
          <text:deletion>
            <office:change-info>
              <dc:creator>G V</dc:creator>
              <dc:date>2007-01-11T13:43:00</dc:date>
            </office:change-info>
            <text:p text:style-name="P9"><text:span text:style-name="T2">will be </text:span></text:p>
          </text:deletion>
        </text:changed-region>
        <text:changed-region text:id="ct68025080">
          <text:deletion>
            <office:change-info>
              <dc:creator>G V</dc:creator>
              <dc:date>2007-03-30T19:45:00</dc:date>
            </office:change-info>
            <text:p text:style-name="P9"><text:span text:style-name="T2">There </text:span></text:p>
          </text:deletion>
        </text:changed-region>
        <text:changed-region text:id="ct68025768">
          <text:insertion>
            <office:change-info>
              <dc:creator>G V</dc:creator>
              <dc:date>2007-01-11T13:43:00</dc:date>
            </office:change-info>
          </text:insertion>
        </text:changed-region>
        <text:changed-region text:id="ct68026184">
          <text:deletion>
            <office:change-info>
              <dc:creator>G V</dc:creator>
              <dc:date>2007-03-30T19:46:00</dc:date>
            </office:change-info>
            <text:p text:style-name="P9"><text:span text:style-name="T2">derivating</text:span></text:p>
          </text:deletion>
        </text:changed-region>
        <text:changed-region text:id="ct68026288">
          <text:insertion>
            <office:change-info>
              <dc:creator>G V</dc:creator>
              <dc:date>2007-03-30T19:46:00</dc:date>
            </office:change-info>
          </text:insertion>
        </text:changed-region>
        <text:changed-region text:id="ct68026968">
          <text:insertion>
            <office:change-info>
              <dc:creator>G V</dc:creator>
              <dc:date>2007-01-11T13:45:00</dc:date>
            </office:change-info>
          </text:insertion>
        </text:changed-region>
        <text:changed-region text:id="ct68027888">
          <text:insertion>
            <office:change-info>
              <dc:creator>G V</dc:creator>
              <dc:date>2007-01-11T13:44:00</dc:date>
            </office:change-info>
          </text:insertion>
        </text:changed-region>
        <text:changed-region text:id="ct68027992">
          <text:deletion>
            <office:change-info>
              <dc:creator>G V</dc:creator>
              <dc:date>2007-01-11T13:44:00</dc:date>
            </office:change-info>
            <text:p text:style-name="P3">will be </text:p>
          </text:deletion>
        </text:changed-region>
        <text:changed-region text:id="ct68028096">
          <text:insertion>
            <office:change-info>
              <dc:creator>G V</dc:creator>
              <dc:date>2007-01-11T17:38:00</dc:date>
            </office:change-info>
          </text:insertion>
        </text:changed-region>
        <text:changed-region text:id="ct68028200">
          <text:insertion>
            <office:change-info>
              <dc:creator>G V</dc:creator>
              <dc:date>2007-01-11T13:44:00</dc:date>
            </office:change-info>
          </text:insertion>
        </text:changed-region>
        <text:changed-region text:id="ct67165616">
          <text:insertion>
            <office:change-info>
              <dc:creator>G V</dc:creator>
              <dc:date>2007-01-11T13:44:00</dc:date>
            </office:change-info>
          </text:insertion>
        </text:changed-region>
        <text:changed-region text:id="ct68029120">
          <text:insertion>
            <office:change-info>
              <dc:creator>G V</dc:creator>
              <dc:date>2007-01-11T13:45:00</dc:date>
            </office:change-info>
          </text:insertion>
        </text:changed-region>
        <text:changed-region text:id="ct68030040">
          <text:insertion>
            <office:change-info>
              <dc:creator>G V</dc:creator>
              <dc:date>2007-01-11T13:46:00</dc:date>
            </office:change-info>
          </text:insertion>
        </text:changed-region>
        <text:changed-region text:id="ct68030144">
          <text:insertion>
            <office:change-info>
              <dc:creator>G V</dc:creator>
              <dc:date>2007-01-11T13:50:00</dc:date>
            </office:change-info>
          </text:insertion>
        </text:changed-region>
        <text:changed-region text:id="ct68030248">
          <text:insertion>
            <office:change-info>
              <dc:creator>G V</dc:creator>
              <dc:date>2007-01-16T17:32:00</dc:date>
            </office:change-info>
          </text:insertion>
        </text:changed-region>
        <text:changed-region text:id="ct68030760">
          <text:deletion>
            <office:change-info>
              <dc:creator>G V</dc:creator>
              <dc:date>2007-01-11T13:26:00</dc:date>
            </office:change-info>
            <text:p text:style-name="P2">Player won't be able to go on Monster's square until they are dead.</text:p>
            <text:p text:style-name="P2">Monsters won't be able to go on Player's square.</text:p>
            <text:p text:style-name="P2">Monsters type 1can go on other Monsters type 1 square but not on monster type 2 square.</text:p>
            <text:p text:style-name="P2">Monsters type 2 can go on other Monsters type 2 square but not on monster type 1 square.</text:p>
            <text:p text:style-name="P2">No one leave the battlefield by the limits of the field.</text:p>
            <text:p text:style-name="P2">No one go on the status bar.</text:p>
          </text:deletion>
        </text:changed-region>
        <text:changed-region text:id="ct68031680">
          <text:insertion>
            <office:change-info>
              <dc:creator>G V</dc:creator>
              <dc:date>2007-01-11T16:32:00</dc:date>
            </office:change-info>
          </text:insertion>
        </text:changed-region>
        <text:changed-region text:id="ct68031784">
          <text:insertion>
            <office:change-info>
              <dc:creator>G V</dc:creator>
              <dc:date>2007-01-11T16:33:00</dc:date>
            </office:change-info>
          </text:insertion>
        </text:changed-region>
        <text:changed-region text:id="ct68032704">
          <text:insertion>
            <office:change-info>
              <dc:creator>G V</dc:creator>
              <dc:date>2007-03-30T20:08:00</dc:date>
            </office:change-info>
          </text:insertion>
        </text:changed-region>
        <text:changed-region text:id="ct68032808">
          <text:insertion>
            <office:change-info>
              <dc:creator>G V</dc:creator>
              <dc:date>2007-03-30T20:09:00</dc:date>
            </office:change-info>
          </text:insertion>
        </text:changed-region>
        <text:changed-region text:id="ct68034480">
          <text:insertion>
            <office:change-info>
              <dc:creator>G V</dc:creator>
              <dc:date>2007-01-11T17:04:00</dc:date>
            </office:change-info>
          </text:insertion>
        </text:changed-region>
        <text:changed-region text:id="ct68034344">
          <text:insertion>
            <office:change-info>
              <dc:creator>G V</dc:creator>
              <dc:date>2007-03-22T22:23:00</dc:date>
            </office:change-info>
          </text:insertion>
        </text:changed-region>
        <text:changed-region text:id="ct68034208">
          <text:insertion>
            <office:change-info>
              <dc:creator>G V</dc:creator>
              <dc:date>2007-03-30T19:47:00</dc:date>
            </office:change-info>
          </text:insertion>
        </text:changed-region>
        <text:changed-region text:id="ct68034072">
          <text:insertion>
            <office:change-info>
              <dc:creator>G V</dc:creator>
              <dc:date>2007-01-11T16:53:00</dc:date>
            </office:change-info>
          </text:insertion>
        </text:changed-region>
        <text:changed-region text:id="ct68033936">
          <text:deletion>
            <office:change-info>
              <dc:creator>G V</dc:creator>
              <dc:date>2007-01-11T16:29:00</dc:date>
            </office:change-info>
            <text:p text:style-name="P10">one square distance</text:p>
          </text:deletion>
        </text:changed-region>
        <text:changed-region text:id="ct68033800">
          <text:insertion>
            <office:change-info>
              <dc:creator>G V</dc:creator>
              <dc:date>2007-01-11T16:29:00</dc:date>
            </office:change-info>
          </text:insertion>
        </text:changed-region>
        <text:changed-region text:id="ct68033664">
          <text:deletion>
            <office:change-info>
              <dc:creator>G V</dc:creator>
              <dc:date>2007-01-11T16:29:00</dc:date>
            </office:change-info>
            <text:p text:style-name="P10">between one square and three squares</text:p>
          </text:deletion>
        </text:changed-region>
        <text:changed-region text:id="ct68033528">
          <text:insertion>
            <office:change-info>
              <dc:creator>G V</dc:creator>
              <dc:date>2007-01-11T16:29:00</dc:date>
            </office:change-info>
          </text:insertion>
        </text:changed-region>
        <text:changed-region text:id="ct68033424">
          <text:insertion>
            <office:change-info>
              <dc:creator>G V</dc:creator>
              <dc:date>2007-01-11T16:30:00</dc:date>
            </office:change-info>
          </text:insertion>
        </text:changed-region>
        <text:changed-region text:id="ct68033320">
          <text:insertion>
            <office:change-info>
              <dc:creator>G V</dc:creator>
              <dc:date>2007-03-30T19:47:00</dc:date>
            </office:change-info>
          </text:insertion>
        </text:changed-region>
        <text:changed-region text:id="ct68039672">
          <text:deletion>
            <office:change-info>
              <dc:creator>G V</dc:creator>
              <dc:date>2007-03-30T19:47:00</dc:date>
            </office:change-info>
            <text:p text:style-name="P10">.</text:p>
          </text:deletion>
        </text:changed-region>
        <text:changed-region text:id="ct67215896">
          <text:insertion>
            <office:change-info>
              <dc:creator>G V</dc:creator>
              <dc:date>2007-03-30T20:25:00</dc:date>
            </office:change-info>
          </text:insertion>
        </text:changed-region>
        <text:changed-region text:id="ct68040184">
          <text:deletion>
            <office:change-info>
              <dc:creator>G V</dc:creator>
              <dc:date>2007-03-30T20:25:00</dc:date>
            </office:change-info>
            <text:p text:style-name="P10"><text:s/></text:p>
          </text:deletion>
        </text:changed-region>
        <text:changed-region text:id="ct68040288">
          <text:insertion>
            <office:change-info>
              <dc:creator>G V</dc:creator>
              <dc:date>2007-01-11T16:31:00</dc:date>
            </office:change-info>
          </text:insertion>
        </text:changed-region>
        <text:changed-region text:id="ct68040392">
          <text:deletion>
            <office:change-info>
              <dc:creator>G V</dc:creator>
              <dc:date>2007-01-11T16:31:00</dc:date>
            </office:change-info>
            <text:p text:style-name="P10">will be </text:p>
          </text:deletion>
        </text:changed-region>
        <text:changed-region text:id="ct68040496">
          <text:insertion>
            <office:change-info>
              <dc:creator>G V</dc:creator>
              <dc:date>2007-03-30T20:25:00</dc:date>
            </office:change-info>
          </text:insertion>
        </text:changed-region>
        <text:changed-region text:id="ct68040600">
          <text:insertion>
            <office:change-info>
              <dc:creator>G V</dc:creator>
              <dc:date>2007-03-30T20:26:00</dc:date>
            </office:change-info>
          </text:insertion>
        </text:changed-region>
        <text:changed-region text:id="ct67217696">
          <text:deletion>
            <office:change-info>
              <dc:creator>G V</dc:creator>
              <dc:date>2007-01-11T16:31:00</dc:date>
            </office:change-info>
            <text:p text:style-name="P11">four</text:p>
          </text:deletion>
        </text:changed-region>
        <text:changed-region text:id="ct68041560">
          <text:insertion>
            <office:change-info>
              <dc:creator>G V</dc:creator>
              <dc:date>2007-01-11T16:31:00</dc:date>
            </office:change-info>
          </text:insertion>
        </text:changed-region>
        <text:changed-region text:id="ct68041664">
          <text:insertion>
            <office:change-info>
              <dc:creator>G V</dc:creator>
              <dc:date>2007-01-11T16:31:00</dc:date>
            </office:change-info>
          </text:insertion>
        </text:changed-region>
        <text:changed-region text:id="ct68043240">
          <text:deletion>
            <office:change-info>
              <dc:creator>G V</dc:creator>
              <dc:date>2007-02-06T19:22:00</dc:date>
            </office:change-info>
            <text:p text:style-name="P4"/>
            <text:p text:style-name="P4"/>
          </text:deletion>
        </text:changed-region>
        <text:changed-region text:id="ct68043136">
          <text:deletion>
            <office:change-info>
              <dc:creator>G V</dc:creator>
              <dc:date>2007-01-11T16:34:00</dc:date>
            </office:change-info>
            <text:p text:style-name="P4"/>
            <text:p text:style-name="P4"/>
          </text:deletion>
        </text:changed-region>
        <text:changed-region text:id="ct68042992">
          <text:deletion>
            <office:change-info>
              <dc:creator>G V</dc:creator>
              <dc:date>2007-01-11T13:09:00</dc:date>
            </office:change-info>
            <text:p text:style-name="P4">Attack animation will be presents and tweaked to make animation fluid.</text:p>
            <text:p text:style-name="P4">It will be the same for arrow movements.</text:p>
          </text:deletion>
        </text:changed-region>
        <text:changed-region text:id="ct68043752">
          <text:insertion>
            <office:change-info>
              <dc:creator>G V</dc:creator>
              <dc:date>2007-02-06T19:23:00</dc:date>
            </office:change-info>
          </text:insertion>
        </text:changed-region>
        <text:changed-region text:id="ct68045072">
          <text:insertion>
            <office:change-info>
              <dc:creator>G V</dc:creator>
              <dc:date>2007-01-11T16:34:00</dc:date>
            </office:change-info>
          </text:insertion>
        </text:changed-region>
        <text:changed-region text:id="ct68044936">
          <text:insertion>
            <office:change-info>
              <dc:creator>G V</dc:creator>
              <dc:date>2007-01-11T16:35:00</dc:date>
            </office:change-info>
          </text:insertion>
        </text:changed-region>
        <text:changed-region text:id="ct68048672">
          <text:insertion>
            <office:change-info>
              <dc:creator>G V</dc:creator>
              <dc:date>2007-02-06T19:22:00</dc:date>
            </office:change-info>
          </text:insertion>
        </text:changed-region>
        <text:changed-region text:id="ct68048536">
          <text:deletion>
            <office:change-info>
              <dc:creator>G V</dc:creator>
              <dc:date>2007-01-11T16:34:00</dc:date>
            </office:change-info>
            <text:p text:style-name="P3">Non Players characters</text:p>
          </text:deletion>
        </text:changed-region>
        <text:changed-region text:id="ct68043912">
          <text:insertion>
            <office:change-info>
              <dc:creator>G V</dc:creator>
              <dc:date>2007-01-11T16:42:00</dc:date>
            </office:change-info>
          </text:insertion>
        </text:changed-region>
        <text:changed-region text:id="ct68044016">
          <text:deletion>
            <office:change-info>
              <dc:creator>G V</dc:creator>
              <dc:date>2007-01-11T16:42:00</dc:date>
            </office:change-info>
            <text:p text:style-name="P2">There are only one type of NPC: m</text:p>
          </text:deletion>
        </text:changed-region>
        <text:changed-region text:id="ct68044120">
          <text:deletion>
            <office:change-info>
              <dc:creator>G V</dc:creator>
              <dc:date>2007-01-11T16:42:00</dc:date>
            </office:change-info>
            <text:p text:style-name="P2">that randomly </text:p>
          </text:deletion>
        </text:changed-region>
        <text:changed-region text:id="ct68044256">
          <text:deletion>
            <office:change-info>
              <dc:creator>G V</dc:creator>
              <dc:date>2007-01-11T16:42:00</dc:date>
            </office:change-info>
            <text:p text:style-name="P2">ed</text:p>
          </text:deletion>
        </text:changed-region>
        <text:changed-region text:id="ct68044392">
          <text:insertion>
            <office:change-info>
              <dc:creator>G V</dc:creator>
              <dc:date>2007-01-11T16:42:00</dc:date>
            </office:change-info>
          </text:insertion>
        </text:changed-region>
        <text:changed-region text:id="ct68044528">
          <text:deletion>
            <office:change-info>
              <dc:creator>G V</dc:creator>
              <dc:date>2007-01-11T16:34:00</dc:date>
            </office:change-info>
            <text:p text:style-name="P2"><text:s/></text:p>
          </text:deletion>
        </text:changed-region>
        <text:changed-region text:id="ct68044664">
          <text:deletion>
            <office:change-info>
              <dc:creator>G V</dc:creator>
              <dc:date>2007-01-11T17:11:00</dc:date>
            </office:change-info>
            <text:p text:style-name="P2"><text:s text:c="2"/></text:p>
          </text:deletion>
        </text:changed-region>
        <text:changed-region text:id="ct68044800">
          <text:insertion>
            <office:change-info>
              <dc:creator>G V</dc:creator>
              <dc:date>2007-01-11T17:38:00</dc:date>
            </office:change-info>
          </text:insertion>
        </text:changed-region>
        <text:changed-region text:id="ct68050688">
          <text:insertion>
            <office:change-info>
              <dc:creator>G V</dc:creator>
              <dc:date>2007-01-11T16:42:00</dc:date>
            </office:change-info>
          </text:insertion>
        </text:changed-region>
        <text:changed-region text:id="ct68050792">
          <text:insertion>
            <office:change-info>
              <dc:creator>G V</dc:creator>
              <dc:date>2007-01-11T17:01:00</dc:date>
            </office:change-info>
          </text:insertion>
        </text:changed-region>
        <text:changed-region text:id="ct67225352">
          <text:insertion>
            <office:change-info>
              <dc:creator>G V</dc:creator>
              <dc:date>2007-03-30T20:12:00</dc:date>
            </office:change-info>
          </text:insertion>
        </text:changed-region>
        <text:changed-region text:id="ct68051040">
          <text:deletion>
            <office:change-info>
              <dc:creator>G V</dc:creator>
              <dc:date>2007-03-30T20:12:00</dc:date>
            </office:change-info>
            <text:p text:style-name="P2">.</text:p>
          </text:deletion>
        </text:changed-region>
        <text:changed-region text:id="ct68050936">
          <text:deletion>
            <office:change-info>
              <dc:creator>G V</dc:creator>
              <dc:date>2007-01-11T17:01:00</dc:date>
            </office:change-info>
            <text:p text:style-name="P2"><text:s/>each program cycle</text:p>
          </text:deletion>
        </text:changed-region>
        <text:changed-region text:id="ct68051552">
          <text:insertion>
            <office:change-info>
              <dc:creator>G V</dc:creator>
              <dc:date>2007-03-30T20:12:00</dc:date>
            </office:change-info>
          </text:insertion>
        </text:changed-region>
        <text:changed-region text:id="ct68051656">
          <text:insertion>
            <office:change-info>
              <dc:creator>G V</dc:creator>
              <dc:date>2007-01-11T17:01:00</dc:date>
            </office:change-info>
          </text:insertion>
        </text:changed-region>
        <text:changed-region text:id="ct68051760">
          <text:insertion>
            <office:change-info>
              <dc:creator>G V</dc:creator>
              <dc:date>2007-01-11T17:02:00</dc:date>
            </office:change-info>
          </text:insertion>
        </text:changed-region>
        <text:changed-region text:id="ct67226696">
          <text:insertion>
            <office:change-info>
              <dc:creator>G V</dc:creator>
              <dc:date>2007-01-11T17:25:00</dc:date>
            </office:change-info>
          </text:insertion>
        </text:changed-region>
        <text:changed-region text:id="ct68052680">
          <text:insertion>
            <office:change-info>
              <dc:creator>G V</dc:creator>
              <dc:date>2007-03-30T20:16:00</dc:date>
            </office:change-info>
          </text:insertion>
        </text:changed-region>
        <text:changed-region text:id="ct68053192">
          <text:deletion>
            <office:change-info>
              <dc:creator>G V</dc:creator>
              <dc:date>2007-01-11T16:49:00</dc:date>
            </office:change-info>
            <text:p text:style-name="P2">hit, monsters will be instantly killed and</text:p>
          </text:deletion>
        </text:changed-region>
        <text:changed-region text:id="ct68053296">
          <text:insertion>
            <office:change-info>
              <dc:creator>G V</dc:creator>
              <dc:date>2007-01-11T16:49:00</dc:date>
            </office:change-info>
          </text:insertion>
        </text:changed-region>
        <text:changed-region text:id="ct68053400">
          <text:insertion>
            <office:change-info>
              <dc:creator>G V</dc:creator>
              <dc:date>2007-01-11T17:00:00</dc:date>
            </office:change-info>
          </text:insertion>
        </text:changed-region>
        <text:changed-region text:id="ct68055952">
          <text:insertion>
            <office:change-info>
              <dc:creator>G V</dc:creator>
              <dc:date>2007-01-11T16:49:00</dc:date>
            </office:change-info>
          </text:insertion>
        </text:changed-region>
        <text:changed-region text:id="ct68056056">
          <text:deletion>
            <office:change-info>
              <dc:creator>G V</dc:creator>
              <dc:date>2007-01-11T16:49:00</dc:date>
            </office:change-info>
            <text:p text:style-name="P2">.</text:p>
          </text:deletion>
        </text:changed-region>
        <text:changed-region text:id="ct68057696">
          <text:insertion>
            <office:change-info>
              <dc:creator>G V</dc:creator>
              <dc:date>2007-01-11T16:49:00</dc:date>
            </office:change-info>
          </text:insertion>
        </text:changed-region>
        <text:changed-region text:id="ct68058208">
          <text:deletion>
            <office:change-info>
              <dc:creator>G V</dc:creator>
              <dc:date>2007-01-11T16:49:00</dc:date>
            </office:change-info>
            <text:p text:style-name="P2">regeneration</text:p>
          </text:deletion>
        </text:changed-region>
        <text:changed-region text:id="ct68058312">
          <text:insertion>
            <office:change-info>
              <dc:creator>G V</dc:creator>
              <dc:date>2007-01-11T16:49:00</dc:date>
            </office:change-info>
          </text:insertion>
        </text:changed-region>
        <text:changed-region text:id="ct68058416">
          <text:insertion>
            <office:change-info>
              <dc:creator>G V</dc:creator>
              <dc:date>2007-03-30T20:17:00</dc:date>
            </office:change-info>
          </text:insertion>
        </text:changed-region>
        <text:changed-region text:id="ct68058520">
          <text:insertion>
            <office:change-info>
              <dc:creator>G V</dc:creator>
              <dc:date>2007-01-11T16:50:00</dc:date>
            </office:change-info>
          </text:insertion>
        </text:changed-region>
        <text:changed-region text:id="ct68058664">
          <text:insertion>
            <office:change-info>
              <dc:creator>G V</dc:creator>
              <dc:date>2007-01-11T17:11:00</dc:date>
            </office:change-info>
          </text:insertion>
        </text:changed-region>
        <text:changed-region text:id="ct68060200">
          <text:insertion>
            <office:change-info>
              <dc:creator>G V</dc:creator>
              <dc:date>2007-01-11T16:51:00</dc:date>
            </office:change-info>
          </text:insertion>
        </text:changed-region>
        <text:changed-region text:id="ct68060768">
          <text:deletion>
            <office:change-info>
              <dc:creator>G V</dc:creator>
              <dc:date>2007-01-11T16:51:00</dc:date>
            </office:change-info>
            <text:p text:style-name="P2">generation</text:p>
          </text:deletion>
        </text:changed-region>
        <text:changed-region text:id="ct68060872">
          <text:insertion>
            <office:change-info>
              <dc:creator>G V</dc:creator>
              <dc:date>2007-01-11T16:51:00</dc:date>
            </office:change-info>
          </text:insertion>
        </text:changed-region>
        <text:changed-region text:id="ct68066472">
          <text:deletion>
            <office:change-info>
              <dc:creator>G V</dc:creator>
              <dc:date>2007-01-11T16:57:00</dc:date>
            </office:change-info>
            <text:p text:style-name="P2"/>
            <text:p text:style-name="P2"/>
          </text:deletion>
        </text:changed-region>
        <text:changed-region text:id="ct68066616">
          <text:deletion>
            <office:change-info>
              <dc:creator>G V</dc:creator>
              <dc:date>2007-01-11T16:51:00</dc:date>
            </office:change-info>
            <text:p text:style-name="P2">and won't </text:p>
          </text:deletion>
        </text:changed-region>
        <text:changed-region text:id="ct68066720">
          <text:insertion>
            <office:change-info>
              <dc:creator>G V</dc:creator>
              <dc:date>2007-01-11T16:57:00</dc:date>
            </office:change-info>
          </text:insertion>
        </text:changed-region>
        <text:changed-region text:id="ct68067752">
          <text:insertion>
            <office:change-info>
              <dc:creator>G V</dc:creator>
              <dc:date>2007-01-11T16:58:00</dc:date>
            </office:change-info>
          </text:insertion>
        </text:changed-region>
        <text:changed-region text:id="ct68067856">
          <text:insertion>
            <office:change-info>
              <dc:creator>G V</dc:creator>
              <dc:date>2007-01-11T17:15:00</dc:date>
            </office:change-info>
          </text:insertion>
        </text:changed-region>
        <text:changed-region text:id="ct68070248">
          <text:deletion>
            <office:change-info>
              <dc:creator>G V</dc:creator>
              <dc:date>2007-03-30T20:44:00</dc:date>
            </office:change-info>
            <text:h text:style-name="P12" text:outline-level="1">Character </text:h>
          </text:deletion>
        </text:changed-region>
        <text:changed-region text:id="ct68070392">
          <text:insertion>
            <office:change-info>
              <dc:creator>G V</dc:creator>
              <dc:date>2007-03-30T20:44:00</dc:date>
            </office:change-info>
          </text:insertion>
        </text:changed-region>
        <text:changed-region text:id="ct68071824">
          <text:deletion>
            <office:change-info>
              <dc:creator>G V</dc:creator>
              <dc:date>2007-01-11T13:51:00</dc:date>
            </office:change-info>
            <text:p text:style-name="P4">touch</text:p>
          </text:deletion>
        </text:changed-region>
        <text:changed-region text:id="ct68071688">
          <text:insertion>
            <office:change-info>
              <dc:creator>G V</dc:creator>
              <dc:date>2007-01-11T13:51:00</dc:date>
            </office:change-info>
          </text:insertion>
        </text:changed-region>
        <text:changed-region text:id="ct68071552">
          <text:insertion>
            <office:change-info>
              <dc:creator>G V</dc:creator>
              <dc:date>2007-01-11T15:01:00</dc:date>
            </office:change-info>
          </text:insertion>
        </text:changed-region>
        <text:changed-region text:id="ct68071416">
          <text:insertion>
            <office:change-info>
              <dc:creator>G V</dc:creator>
              <dc:date>2007-01-11T13:50:00</dc:date>
            </office:change-info>
          </text:insertion>
        </text:changed-region>
        <text:changed-region text:id="ct68071280">
          <text:insertion>
            <office:change-info>
              <dc:creator>G V</dc:creator>
              <dc:date>2007-01-11T13:51:00</dc:date>
            </office:change-info>
          </text:insertion>
        </text:changed-region>
        <text:changed-region text:id="ct68077416">
          <text:deletion>
            <office:change-info>
              <dc:creator>G V</dc:creator>
              <dc:date>2007-01-11T14:59:00</dc:date>
            </office:change-info>
            <text:p text:style-name="P13"/>
            <text:p text:style-name="P13"/>
          </text:deletion>
        </text:changed-region>
        <text:changed-region text:id="ct68077520">
          <text:insertion>
            <office:change-info>
              <dc:creator>G V</dc:creator>
              <dc:date>2007-01-11T16:59:00</dc:date>
            </office:change-info>
          </text:insertion>
        </text:changed-region>
        <text:changed-region text:id="ct68077664">
          <text:insertion>
            <office:change-info>
              <dc:creator>G V</dc:creator>
              <dc:date>2007-01-11T17:00:00</dc:date>
            </office:change-info>
          </text:insertion>
        </text:changed-region>
        <text:changed-region text:id="ct68079400">
          <text:insertion>
            <office:change-info>
              <dc:creator>G V</dc:creator>
              <dc:date>2007-01-11T17:20:00</dc:date>
            </office:change-info>
          </text:insertion>
        </text:changed-region>
        <text:changed-region text:id="ct68080392">
          <text:insertion>
            <office:change-info>
              <dc:creator>G V</dc:creator>
              <dc:date>2007-01-11T14:59:00</dc:date>
            </office:change-info>
          </text:insertion>
        </text:changed-region>
        <text:changed-region text:id="ct68080536">
          <text:insertion>
            <office:change-info>
              <dc:creator>G V</dc:creator>
              <dc:date>2007-01-11T15:00:00</dc:date>
            </office:change-info>
          </text:insertion>
        </text:changed-region>
        <text:changed-region text:id="ct68081104">
          <text:insertion>
            <office:change-info>
              <dc:creator>G V</dc:creator>
              <dc:date>2007-01-11T13:09:00</dc:date>
            </office:change-info>
          </text:insertion>
        </text:changed-region>
        <text:changed-region text:id="ct111350512">
          <text:deletion>
            <office:change-info>
              <dc:creator>G V</dc:creator>
              <dc:date>2007-01-11T13:15:00</dc:date>
            </office:change-info>
            <text:p text:style-name="P14">A status bar will be available at the bottom of the screen.</text:p>
            <text:p text:style-name="P14">It dimension will be 640*32px aka the last line.</text:p>
          </text:deletion>
        </text:changed-region>
        <text:changed-region text:id="ct68082296">
          <text:deletion>
            <office:change-info>
              <dc:creator>G V</dc:creator>
              <dc:date>2007-01-11T13:15:00</dc:date>
            </office:change-info>
            <text:p text:style-name="P14"/>
            <text:p text:style-name="P14"/>
          </text:deletion>
        </text:changed-region>
        <text:changed-region text:id="ct68082160">
          <text:insertion>
            <office:change-info>
              <dc:creator>G V</dc:creator>
              <dc:date>2007-01-11T17:18:00</dc:date>
            </office:change-info>
          </text:insertion>
        </text:changed-region>
        <text:changed-region text:id="ct68082024">
          <text:deletion>
            <office:change-info>
              <dc:creator>G V</dc:creator>
              <dc:date>2007-01-11T17:18:00</dc:date>
            </office:change-info>
            <text:p text:style-name="P14">Their will be </text:p>
          </text:deletion>
        </text:changed-region>
        <text:changed-region text:id="ct68081888">
          <text:insertion>
            <office:change-info>
              <dc:creator>G V</dc:creator>
              <dc:date>2007-01-11T17:18:00</dc:date>
            </office:change-info>
          </text:insertion>
        </text:changed-region>
        <text:changed-region text:id="ct68081752">
          <text:deletion>
            <office:change-info>
              <dc:creator>G V</dc:creator>
              <dc:date>2007-01-11T17:18:00</dc:date>
            </office:change-info>
            <text:p text:style-name="P14">m</text:p>
          </text:deletion>
        </text:changed-region>
        <text:changed-region text:id="ct68081616">
          <text:insertion>
            <office:change-info>
              <dc:creator>G V</dc:creator>
              <dc:date>2007-01-11T17:18:00</dc:date>
            </office:change-info>
          </text:insertion>
        </text:changed-region>
        <text:changed-region text:id="ct68081480">
          <text:insertion>
            <office:change-info>
              <dc:creator>G V</dc:creator>
              <dc:date>2007-01-11T17:18:00</dc:date>
            </office:change-info>
          </text:insertion>
        </text:changed-region>
        <text:changed-region text:id="ct68081344">
          <text:insertion>
            <office:change-info>
              <dc:creator>G V</dc:creator>
              <dc:date>2007-03-30T20:27:00</dc:date>
            </office:change-info>
          </text:insertion>
        </text:changed-region>
        <text:changed-region text:id="ct68081208">
          <text:insertion>
            <office:change-info>
              <dc:creator>G V</dc:creator>
              <dc:date>2007-03-30T20:28:00</dc:date>
            </office:change-info>
          </text:insertion>
        </text:changed-region>
        <text:changed-region text:id="ct111353744">
          <text:insertion>
            <office:change-info>
              <dc:creator>G V</dc:creator>
              <dc:date>2007-01-11T13:07:00</dc:date>
            </office:change-info>
          </text:insertion>
        </text:changed-region>
        <text:changed-region text:id="ct111366448">
          <text:insertion>
            <office:change-info>
              <dc:creator>G V</dc:creator>
              <dc:date>2007-01-11T13:12:00</dc:date>
            </office:change-info>
          </text:insertion>
        </text:changed-region>
        <text:changed-region text:id="ct111354680">
          <text:deletion>
            <office:change-info>
              <dc:creator>G V</dc:creator>
              <dc:date>2007-01-11T13:12:00</dc:date>
            </office:change-info>
            <text:p text:style-name="P13">640*480</text:p>
          </text:deletion>
        </text:changed-region>
        <text:changed-region text:id="ct111354576">
          <text:insertion>
            <office:change-info>
              <dc:creator>G V</dc:creator>
              <dc:date>2007-02-01T19:01:00</dc:date>
            </office:change-info>
          </text:insertion>
        </text:changed-region>
        <text:changed-region text:id="ct111354472">
          <text:deletion>
            <office:change-info>
              <dc:creator>G V</dc:creator>
              <dc:date>2007-02-01T19:01:00</dc:date>
            </office:change-info>
            <text:p text:style-name="P13">32</text:p>
          </text:deletion>
        </text:changed-region>
        <text:changed-region text:id="ct111354368">
          <text:insertion>
            <office:change-info>
              <dc:creator>G V</dc:creator>
              <dc:date>2007-01-11T13:12:00</dc:date>
            </office:change-info>
          </text:insertion>
        </text:changed-region>
        <text:changed-region text:id="ct111354264">
          <text:insertion>
            <office:change-info>
              <dc:creator>G V</dc:creator>
              <dc:date>2007-01-11T13:13:00</dc:date>
            </office:change-info>
          </text:insertion>
        </text:changed-region>
        <text:changed-region text:id="ct111354160">
          <text:insertion>
            <office:change-info>
              <dc:creator>G V</dc:creator>
              <dc:date>2007-01-11T17:19:00</dc:date>
            </office:change-info>
          </text:insertion>
        </text:changed-region>
        <text:changed-region text:id="ct111354056">
          <text:insertion>
            <office:change-info>
              <dc:creator>G V</dc:creator>
              <dc:date>2007-01-11T17:19:00</dc:date>
            </office:change-info>
          </text:insertion>
        </text:changed-region>
        <text:changed-region text:id="ct111353952">
          <text:insertion>
            <office:change-info>
              <dc:creator>G V</dc:creator>
              <dc:date>2007-01-11T17:20:00</dc:date>
            </office:change-info>
          </text:insertion>
        </text:changed-region>
        <text:changed-region text:id="ct111353848">
          <text:deletion>
            <office:change-info>
              <dc:creator>G V</dc:creator>
              <dc:date>2007-01-11T17:20:00</dc:date>
            </office:change-info>
            <text:p text:style-name="P13"><text:s/>using the F12 key.</text:p>
          </text:deletion>
        </text:changed-region>
        <text:changed-region text:id="ct67645600">
          <text:deletion>
            <office:change-info>
              <dc:creator>G V</dc:creator>
              <dc:date>2007-01-11T13:12:00</dc:date>
            </office:change-info>
            <text:p text:style-name="P13">must</text:p>
          </text:deletion>
        </text:changed-region>
        <text:changed-region text:id="ct111370064">
          <text:insertion>
            <office:change-info>
              <dc:creator>G V</dc:creator>
              <dc:date>2007-01-11T13:12:00</dc:date>
            </office:change-info>
          </text:insertion>
        </text:changed-region>
        <text:changed-region text:id="ct111370168">
          <text:deletion>
            <office:change-info>
              <dc:creator>G V</dc:creator>
              <dc:date>2007-01-11T13:12:00</dc:date>
            </office:change-info>
            <text:p text:style-name="P13">be </text:p>
          </text:deletion>
        </text:changed-region>
        <text:changed-region text:id="ct67646768">
          <text:insertion>
            <office:change-info>
              <dc:creator>G V</dc:creator>
              <dc:date>2007-01-11T13:08:00</dc:date>
            </office:change-info>
          </text:insertion>
        </text:changed-region>
        <text:changed-region text:id="ct111371904">
          <text:deletion>
            <office:change-info>
              <dc:creator>G V</dc:creator>
              <dc:date>2007-01-11T13:22:00</dc:date>
            </office:change-info>
            <text:p text:style-name="P13"/>
            <text:p text:style-name="P13"/>
            <text:p text:style-name="P13">Collision between monsters and players will be managed. Collision with the battlefield limit to (see Characters sections for details).</text:p>
          </text:deletion>
        </text:changed-region>
        <text:changed-region text:id="ct111373760">
          <text:deletion>
            <office:change-info>
              <dc:creator>G V</dc:creator>
              <dc:date>2007-03-30T20:35:00</dc:date>
            </office:change-info>
            <text:p text:style-name="P13">/Monsters</text:p>
          </text:deletion>
        </text:changed-region>
        <text:changed-region text:id="ct111373904">
          <text:deletion>
            <office:change-info>
              <dc:creator>G V</dc:creator>
              <dc:date>2007-01-11T13:22:00</dc:date>
            </office:change-info>
            <text:p text:style-name="P13">fixed</text:p>
          </text:deletion>
        </text:changed-region>
        <text:changed-region text:id="ct111374008">
          <text:insertion>
            <office:change-info>
              <dc:creator>G V</dc:creator>
              <dc:date>2007-01-11T13:22:00</dc:date>
            </office:change-info>
          </text:insertion>
        </text:changed-region>
        <text:changed-region text:id="ct111374112">
          <text:deletion>
            <office:change-info>
              <dc:creator>G V</dc:creator>
              <dc:date>2007-01-11T13:08:00</dc:date>
            </office:change-info>
            <text:p text:style-name="P13">other</text:p>
          </text:deletion>
        </text:changed-region>
        <text:changed-region text:id="ct111374216">
          <text:insertion>
            <office:change-info>
              <dc:creator>G V</dc:creator>
              <dc:date>2007-01-11T13:08:00</dc:date>
            </office:change-info>
          </text:insertion>
        </text:changed-region>
        <text:changed-region text:id="ct111374320">
          <text:insertion>
            <office:change-info>
              <dc:creator>G V</dc:creator>
              <dc:date>2007-01-11T13:09:00</dc:date>
            </office:change-info>
          </text:insertion>
        </text:changed-region>
        <text:changed-region text:id="ct111374424">
          <text:insertion>
            <office:change-info>
              <dc:creator>G V</dc:creator>
              <dc:date>2007-03-30T20:35:00</dc:date>
            </office:change-info>
          </text:insertion>
        </text:changed-region>
        <text:changed-region text:id="ct67650728">
          <text:insertion>
            <office:change-info>
              <dc:creator>G V</dc:creator>
              <dc:date>2007-03-30T20:36:00</dc:date>
            </office:change-info>
          </text:insertion>
        </text:changed-region>
        <text:changed-region text:id="ct111376096">
          <text:insertion>
            <office:change-info>
              <dc:creator>G V</dc:creator>
              <dc:date>2007-03-30T20:36:00</dc:date>
            </office:change-info>
          </text:insertion>
        </text:changed-region>
        <text:changed-region text:id="ct111375960">
          <text:deletion>
            <office:change-info>
              <dc:creator>G V</dc:creator>
              <dc:date>2007-03-30T20:36:00</dc:date>
            </office:change-info>
            <text:p text:style-name="P13">There will <text:span text:style-name="T3">only</text:span><text:span text:style-name="T4"> </text:span><text:span text:style-name="T5">be </text:span></text:p>
          </text:deletion>
        </text:changed-region>
        <text:changed-region text:id="ct111375824">
          <text:insertion>
            <office:change-info>
              <dc:creator>G V</dc:creator>
              <dc:date>2007-01-11T13:21:00</dc:date>
            </office:change-info>
          </text:insertion>
        </text:changed-region>
        <text:changed-region text:id="ct111375688">
          <text:insertion>
            <office:change-info>
              <dc:creator>G V</dc:creator>
              <dc:date>2007-03-30T20:36:00</dc:date>
            </office:change-info>
          </text:insertion>
        </text:changed-region>
        <text:changed-region text:id="ct111375552">
          <text:insertion>
            <office:change-info>
              <dc:creator>G V</dc:creator>
              <dc:date>2007-01-11T13:21:00</dc:date>
            </office:change-info>
          </text:insertion>
        </text:changed-region>
        <text:changed-region text:id="ct111375416">
          <text:deletion>
            <office:change-info>
              <dc:creator>G V</dc:creator>
              <dc:date>2007-03-30T20:37:00</dc:date>
            </office:change-info>
            <text:p text:style-name="P13"><text:span text:style-name="T5">A simple sfx sound will be present</text:span></text:p>
          </text:deletion>
        </text:changed-region>
        <text:changed-region text:id="ct111375280">
          <text:insertion>
            <office:change-info>
              <dc:creator>G V</dc:creator>
              <dc:date>2007-03-30T20:37:00</dc:date>
            </office:change-info>
          </text:insertion>
        </text:changed-region>
        <text:changed-region text:id="ct111375144">
          <text:insertion>
            <office:change-info>
              <dc:creator>G V</dc:creator>
              <dc:date>2007-03-30T20:37:00</dc:date>
            </office:change-info>
          </text:insertion>
        </text:changed-region>
        <text:changed-region text:id="ct111375040">
          <text:insertion>
            <office:change-info>
              <dc:creator>G V</dc:creator>
              <dc:date>2007-03-30T20:38:00</dc:date>
            </office:change-info>
          </text:insertion>
        </text:changed-region>
        <text:changed-region text:id="ct111374936">
          <text:insertion>
            <office:change-info>
              <dc:creator>G V</dc:creator>
              <dc:date>2007-03-30T20:39:00</dc:date>
            </office:change-info>
          </text:insertion>
        </text:changed-region>
        <text:changed-region text:id="ct111380760">
          <text:insertion>
            <office:change-info>
              <dc:creator>G V</dc:creator>
              <dc:date>2007-03-30T20:41:00</dc:date>
            </office:change-info>
          </text:insertion>
        </text:changed-region>
        <text:changed-region text:id="ct67653184">
          <text:insertion>
            <office:change-info>
              <dc:creator>G V</dc:creator>
              <dc:date>2007-01-11T13:21:00</dc:date>
            </office:change-info>
          </text:insertion>
        </text:changed-region>
        <text:changed-region text:id="ct111382496">
          <text:insertion>
            <office:change-info>
              <dc:creator>G V</dc:creator>
              <dc:date>2007-01-11T13:22:00</dc:date>
            </office:change-info>
          </text:insertion>
        </text:changed-region>
        <text:changed-region text:id="ct111383656">
          <text:insertion>
            <office:change-info>
              <dc:creator>G V</dc:creator>
              <dc:date>2007-01-11T17:21:00</dc:date>
            </office:change-info>
          </text:insertion>
        </text:changed-region>
        <text:changed-region text:id="ct111387056">
          <text:insertion>
            <office:change-info>
              <dc:creator>G V</dc:creator>
              <dc:date>2007-01-11T17:22:00</dc:date>
            </office:change-info>
          </text:insertion>
        </text:changed-region>
        <text:changed-region text:id="ct160071560">
          <text:insertion>
            <office:change-info>
              <dc:creator>G V</dc:creator>
              <dc:date>2007-03-30T23:16:00</dc:date>
            </office:change-info>
          </text:insertion>
        </text:changed-region>
        <text:changed-region text:id="ct159348368">
          <text:insertion>
            <office:change-info>
              <dc:creator>G V</dc:creator>
              <dc:date>2007-03-30T23:17:00</dc:date>
            </office:change-info>
          </text:insertion>
        </text:changed-region>
        <text:changed-region text:id="ct160071712">
          <text:insertion>
            <office:change-info>
              <dc:creator>G V</dc:creator>
              <dc:date>2007-01-11T17:22:00</dc:date>
            </office:change-info>
          </text:insertion>
        </text:changed-region>
        <text:changed-region text:id="ct111382624">
          <text:insertion>
            <office:change-info>
              <dc:creator>G V</dc:creator>
              <dc:date>2007-01-11T17:32:00</dc:date>
            </office:change-info>
          </text:insertion>
        </text:changed-region>
        <text:changed-region text:id="ct111382728">
          <text:insertion>
            <office:change-info>
              <dc:creator>G V</dc:creator>
              <dc:date>2007-03-30T19:49:00</dc:date>
            </office:change-info>
          </text:insertion>
        </text:changed-region>
        <text:changed-region text:id="ct111382832">
          <text:insertion>
            <office:change-info>
              <dc:creator>G V</dc:creator>
              <dc:date>2007-01-11T17:31:00</dc:date>
            </office:change-info>
          </text:insertion>
        </text:changed-region>
        <text:changed-region text:id="ct111392192">
          <text:insertion>
            <office:change-info>
              <dc:creator>G V</dc:creator>
              <dc:date>2007-01-11T17:32:00</dc:date>
            </office:change-info>
          </text:insertion>
        </text:changed-region>
        <text:changed-region text:id="ct111398128">
          <text:insertion>
            <office:change-info>
              <dc:creator>G V</dc:creator>
              <dc:date>2007-01-11T17: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sign Document for</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P16"><text:span text:style-name="T6">-</text:span><text:span text:style-name="T7"> Project 0 </text:span><text:span text:style-name="T6">-</text:span></text:p>
      <text:p text:style-name="P1">"2D Design<text:change text:change-id="ct160731496"/>"</text:p>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
      <text:p text:style-name="WW-Default">Game by Asmodehn, Xorfac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8"><text:s/><text:tab/>2</text:p>
          <text:p text:style-name="P18">Design History<text:tab/>3</text:p>
          <text:p text:style-name="P19">Version 0.01 by XorfacX<text:tab/>3</text:p>
          <text:p text:style-name="P19">Version 0.02 by XorfacX<text:tab/>3</text:p>
          <text:p text:style-name="P19">Version 0.03a by XorfacX<text:tab/>3</text:p>
          <text:p text:style-name="P19">Version 0.03b by XorfacX<text:tab/>3</text:p>
          <text:p text:style-name="P18">Abbreviations &amp; Terms<text:tab/>4</text:p>
          <text:p text:style-name="P18">Battlefield<text:tab/>7</text:p>
          <text:p text:style-name="P19">Background<text:tab/>7</text:p>
          <text:p text:style-name="P19">Environment<text:tab/>7</text:p>
          <text:p text:style-name="P18">Characters<text:tab/>9</text:p>
          <text:p text:style-name="P19">Player Characters<text:tab/>9</text:p>
          <text:p text:style-name="P19">Non Players characters<text:tab/>10</text:p>
          <text:p text:style-name="P19">Monsters<text:tab/>10</text:p>
          <text:p text:style-name="P18">Character Inputs<text:tab/>12</text:p>
          <text:p text:style-name="P18">Animations<text:tab/>13</text:p>
          <text:p text:style-name="P19">Characters<text:tab/>13</text:p>
          <text:p text:style-name="P19">NPC<text:tab/>13</text:p>
          <text:p text:style-name="P19">Monsters<text:tab/>13</text:p>
          <text:p text:style-name="P18">Collisions<text:tab/>14</text:p>
          <text:p text:style-name="P20">Rules<text:tab/>14</text:p>
          <text:p text:style-name="P18">Message<text:tab/>15</text:p>
          <text:p text:style-name="P18">Game States &amp; Interfaces<text:tab/>16</text:p>
          <text:p text:style-name="P19">Play State &amp; Interface<text:tab/>16</text:p>
          <text:p text:style-name="P19">Pause State &amp; Interface<text:tab/>16</text:p>
          <text:p text:style-name="P19">Victory state &amp; interface<text:tab/>16</text:p>
          <text:p text:style-name="P18">Rendering System<text:tab/>17</text:p>
          <text:p text:style-name="P18">Sound System<text:tab/>18</text:p>
          <text:p text:style-name="P18">Game Objectives<text:tab/>19</text:p>
          <text:p text:style-name="P18">Files<text:tab/>20</text:p>
          <text:p text:style-name="P19">Configurations files<text:tab/>20</text:p>
          <text:p text:style-name="P19">Organization<text:tab/>20</text:p>
          <text:p text:style-name="P20">Root directory<text:tab/>20</text:p>
          <text:p text:style-name="P20">Data directory<text:tab/>20</text:p>
          <text:p text:style-name="P20">Config Directory<text:tab/>20</text:p>
          <text:p text:style-name="P20">Saves Directory<text:tab/>20</text:p>
          <text:p text:style-name="P20">Specif Directory<text:tab/>20</text:p>
        </text:index-body>
      </text:table-of-content>
      <text:list text:style-name="L3">
        <text:list-item>
          <text:h text:style-name="P21" text:outline-level="1"><text:s/></text:h>
        </text:list-item>
      </text:list>
      <text:section text:style-name="Sect2" text:name="Section2">
        <text:list text:style-name="L3" text:continue-numbering="true">
          <text:list-item>
            <text:h text:style-name="P22" text:outline-level="1">Design History</text:h>
            <text:list>
              <text:list-item>
                <text:h text:style-name="P23" text:outline-level="2">Version 0.01 by XorfacX</text:h>
              </text:list-item>
            </text:list>
          </text:list-item>
        </text:list>
        <text:p text:style-name="P2">First version, expected to be read by other involved people and coded to test engine and motivate people.</text:p>
        <text:list text:style-name="L3" text:continue-numbering="true">
          <text:list-item>
            <text:list text:continue-numbering="true">
              <text:list-item>
                <text:h text:style-name="P24" text:outline-level="2">Version 0.02 by XorfacX</text:h>
              </text:list-item>
            </text:list>
          </text:list-item>
        </text:list>
        <text:p text:style-name="P25"/>
        <text:p text:style-name="P2">2<text:span text:style-name="T8">nd</text:span> version with some addition to the <text:change-start text:change-id="ct67559304"/>game play.<text:change-end text:change-id="ct67559304"/><text:change text:change-id="ct67562632"/> We are still using Rage::SDL because all <text:span text:style-name="T9">necessary</text:span> is not yet available.</text:p>
        <text:p text:style-name="P2">This version will see the introduction of a battlefield <text:change-start text:change-id="ct67562496"/>divide in two layers<text:change-end text:change-id="ct67562496"/><text:change-start text:change-id="ct67562392"/> (background and environment) <text:change-end text:change-id="ct67562392"/><text:change text:change-id="ct67558792"/><text:change-start text:change-id="ct67562032"/>which will show<text:change-end text:change-id="ct67562032"/> various terrain type, a 2<text:span text:style-name="T8">nd</text:span> type of monster with some rules of monster's location generation, animation for attack and more.</text:p>
        <text:p text:style-name="P26"><text:change-start text:change-id="ct67561928"/></text:p>
        <text:list text:style-name="L3" text:continue-numbering="true">
          <text:list-item>
            <text:list text:continue-numbering="true">
              <text:list-item>
                <text:h text:style-name="P27" text:outline-level="2">Version 0.03a by XorfacX<text:change-end text:change-id="ct67561928"/><text:change-start text:change-id="ct67558040"/></text:h>
              </text:list-item>
            </text:list>
          </text:list-item>
        </text:list>
        <text:p text:style-name="P28"><text:change-end text:change-id="ct67558040"/><text:change-start text:change-id="ct67550384"/>3<text:span text:style-name="T8">rd</text:span> version in which will see introduction of files defining characteristics, options, ... We'll also evolve to pixel per pixel moves. As testers request this version will introduce the objective to clean the map as fast as possible with bests time saving.</text:p>
        <text:p text:style-name="P28">Rage::SDL has evolved into branches but we will focus on using RAGE::SDLut which we'll considered for the development of Project 0 just like a RAGE::SDL renamed ;)</text:p>
        <text:p text:style-name="P28"/>
        <text:list text:style-name="L4">
          <text:list-item>
            <text:list>
              <text:list-item>
                <text:h text:style-name="P29" text:outline-level="2">Version 0.03b by XorfacX</text:h>
              </text:list-item>
            </text:list>
          </text:list-item>
        </text:list>
        <text:p text:style-name="P28">To reflect code.</text:p>
        <text:p text:style-name="P28"/>
        <text:p text:style-name="P28"><text:change-end text:change-id="ct67550384"/></text:p>
        <text:p text:style-name="P30"><text:change-start text:change-id="ct67550248"/></text:p>
        <text:list text:style-name="L3" text:continue-numbering="true">
          <text:list-item>
            <text:h text:style-name="P31" text:outline-level="1">Abbreviations <text:span text:style-name="T10">&amp; Terms</text:span></text:h>
          </text:list-item>
        </text:list>
        <text:p text:style-name="P28"><text:span text:style-name="T5">NPC</text:span>: non player character, player managed by the IA.</text:p>
        <text:p text:style-name="P28"/>
        <text:p text:style-name="P28"><text:span text:style-name="T5">Square</text:span>: an area of 32*32px, it the default and the minimal size for a sprite.</text:p>
        <text:p text:style-name="P28"/>
        <text:p text:style-name="P28">User Config file: 'Config.ini' file that have all options that can be changed by the player.</text:p>
        <text:p text:style-name="P28"/>
        <text:p text:style-name="P28">Dev Config file: Files that managed all options used by developers and mustn't not be changed by gamers (ex 'Game_Config.ini', monster's configuration files, ...)</text:p>
        <text:p text:style-name="P32"><text:change-end text:change-id="ct67550248"/>Game Overview</text:p>
        <text:p text:style-name="P30"/>
        <text:p text:style-name="P3">This version is designed to help creators of the game "Project0".</text:p>
        <text:p text:style-name="P3"><text:change text:change-id="ct67557608"/></text:p>
        <text:p text:style-name="P3"/>
        <text:p text:style-name="P3">The game will take place in a 2D universe with no network management, no physical engine (only simple collisions) and no advanced IA.<text:change-start text:change-id="ct67552704"/></text:p>
        <text:p text:style-name="P3"/>
        <text:p text:style-name="P3">The main focus is to continue to build the 2D game.<text:change-end text:change-id="ct67552704"/></text:p>
        <text:p text:style-name="P3"/>
        <text:p text:style-name="P3">The player will control one avatar designed in 2D and fight monsters which appears randomly on the battlefield.<text:change-start text:change-id="ct67552600"/> The objective is n<text:change-end text:change-id="ct67552600"/><text:change-start text:change-id="ct67552496"/>ow to clean the map as fast as possible. Best times will saved inside text file.<text:change-end text:change-id="ct67552496"/><text:change-start text:change-id="ct67552120"/></text:p>
        <text:p text:style-name="P3"/>
        <text:p text:style-name="P3">Moves will be available in all directions and even diagonals and so on for attacks. They will be fluent and pixel per pixel based.</text:p>
        <text:p text:style-name="P3"/>
        <text:p text:style-name="P3">There are no character creation and only simple fights will be implemented.</text:p>
        <text:p text:style-name="P3"/>
        <text:p text:style-name="P3">Attacks will now do different damage depending, type, distance.</text:p>
        <text:p text:style-name="P3"/>
        <text:p text:style-name="P3"><text:change-end text:change-id="ct67552120"/><text:change text:change-id="ct67549976"/>There <text:change-start text:change-id="ct67549360"/>are<text:change-end text:change-id="ct67549360"/><text:change text:change-id="ct67550656"/> 2 type<text:change-start text:change-id="ct67550520"/>s<text:change-end text:change-id="ct67550520"/> of monsters <text:change-start text:change-id="ct67550112"/>(worms and skeletons) <text:change-end text:change-id="ct67550112"/>with birth location managed.<text:change-start text:change-id="ct67549840"/></text:p>
        <text:p text:style-name="P3"/>
        <text:p text:style-name="P3"><text:change-end text:change-id="ct67549840"/><text:change-start text:change-id="ct67549704"/>Monsters will now have one characteristics: max life, current life and armor.<text:change-end text:change-id="ct67549704"/></text:p>
        <text:p text:style-name="P3"><text:change text:change-id="ct67549464"/><text:change text:change-id="ct67549568"/></text:p>
        <text:p text:style-name="P4"/>
        <text:p text:style-name="P4">The battlefield will <text:change text:change-id="ct67549224"/>show various terrain type with each type having its own c<text:change-start text:change-id="ct67549120"/>h<text:change-end text:change-id="ct67549120"/>aracteristics.</text:p>
        <text:p text:style-name="P3"><text:change text:change-id="ct67549016"/></text:p>
        <text:p text:style-name="P3"/>
        <text:p text:style-name="P3">The game take place on a small fixed battlefield of <text:change text:change-id="ct67548912"/><text:change-start text:change-id="ct67548808"/>1280*1280px<text:change-end text:change-id="ct67548808"/> where characters occupy a place of <text:change text:change-id="ct67501344"/><text:change-start text:change-id="ct67499712"/>32*32px<text:change-end text:change-id="ct67499712"/>.</text:p>
        <text:p text:style-name="P3"/>
        <text:p text:style-name="P3">The screen will have a<text:change-start text:change-id="ct67499168"/>n <text:change-end text:change-id="ct67499168"/><text:change-start text:change-id="ct67306392"/>initial<text:change-end text:change-id="ct67306392"/> fix resolution <text:change-start text:change-id="ct67499440"/>of 800*60<text:change-end text:change-id="ct67499440"/><text:change-start text:change-id="ct67284896"/>0 <text:change-end text:change-id="ct67284896"/>but going to full screen or resize the windows <text:change text:change-id="ct67447496"/><text:change-start text:change-id="ct67450856"/>is<text:change-end text:change-id="ct67450856"/> <text:change text:change-id="ct67450960"/><text:s/>possible.</text:p>
        <text:p text:style-name="P3"/>
        <text:p text:style-name="P5">There are no climate management nor day and night cycle, time and so on.</text:p>
        <text:p text:style-name="P5"/>
        <text:p text:style-name="P5">Quests are non presents nor experience management.</text:p>
        <text:p text:style-name="P5"/>
        <text:p text:style-name="P5">No<text:change text:change-id="ct67451232"/><text:change text:change-id="ct67451096"/><text:change-start text:change-id="ct67451368"/><text:span text:style-name="T1"> </text:span><text:change-end text:change-id="ct67451368"/><text:change text:change-id="ct67451504"/>sfx management however sfx will be present inside the escape menu<text:change-start text:change-id="ct67451640"/>. T<text:change-end text:change-id="ct67451640"/><text:change-start text:change-id="ct67451776"/>here will also be a music during play<text:change-end text:change-id="ct67451776"/>.</text:p>
        <text:p text:style-name="P5"/>
        <text:p text:style-name="P5">Frame per second management <text:change text:change-id="ct67451912"/><text:change-start text:change-id="ct67452048"/>is<text:change-end text:change-id="ct67452048"/> <text:change text:change-id="ct67980920"/>present <text:change text:change-id="ct67981064"/><text:change-start text:change-id="ct67981672"/>at 60 fps.</text:p>
        <text:p text:style-name="P5">Character's <text:change-end text:change-id="ct67981672"/>Attack animation <text:change-start text:change-id="ct67981816"/>are present<text:change-end text:change-id="ct67981816"/><text:change-start text:change-id="ct67981960"/> and monster creation and moves are managed via daemon processes.<text:change-end text:change-id="ct67981960"/><text:change text:change-id="ct67982104"/></text:p>
        <text:p text:style-name="P5"/>
        <text:p text:style-name="P5">Error management <text:change text:change-id="ct67983176"/><text:change-start text:change-id="ct67983320"/>is handled <text:change-end text:change-id="ct67983320"/>inside the C++ code (using try &amp; catch methods).<text:change-start text:change-id="ct67984392"/></text:p>
        <text:p text:style-name="P5"/>
        <text:p text:style-name="P5">Options, <text:change-end text:change-id="ct67984392"/><text:change-start text:change-id="ct67984536"/>characteristics<text:change-end text:change-id="ct67984536"/><text:change-start text:change-id="ct67984680"/>, best times<text:change-end text:change-id="ct67984680"/><text:change-start text:change-id="ct67984824"/>, ... will be managed using external files<text:change-end text:change-id="ct67984824"/><text:change-start text:change-id="ct67984968"/>.<text:change-end text:change-id="ct67984968"/></text:p>
        <text:p text:style-name="P5"/>
        <text:p text:style-name="P5"/>
        <text:p text:style-name="P33"/>
        <text:list text:style-name="L3" text:continue-numbering="true">
          <text:list-item>
            <text:list text:continue-numbering="true">
              <text:list-item>
                <text:h text:style-name="P34" text:outline-level="2"/>
              </text:list-item>
            </text:list>
          </text:list-item>
          <text:list-item>
            <text:h text:style-name="P22" text:outline-level="1">Battlefield</text:h>
          </text:list-item>
        </text:list>
        <text:p text:style-name="P6"><text:change-start text:change-id="ct67987048"/>T<text:change-end text:change-id="ct67987048"/><text:change text:change-id="ct67987152"/>he battlefield <text:change text:change-id="ct67987288"/>have 1280*1280px<text:change-start text:change-id="ct67987424"/> surface<text:change-end text:change-id="ct67987424"/>.</text:p>
        <text:p text:style-name="P6">The battlefield <text:change text:change-id="ct67987560"/><text:change-start text:change-id="ct67987696"/>is<text:change-end text:change-id="ct67987696"/> bigger than the resolution in order to implement camera and scrolling.</text:p>
        <text:p text:style-name="P6"/>
        <text:p text:style-name="P6"><text:change text:change-id="ct67988240"/><text:change text:change-id="ct67988104"/><text:change text:change-id="ct67987968"/><text:change text:change-id="ct67987832"/></text:p>
        <text:p text:style-name="P6"/>
        <text:p text:style-name="P6">The battlefield is<text:change text:change-id="ct67992120"/> formed from an environment layer over a background layer. Obviously <text:change text:change-id="ct67992264"/><text:s/><text:change-start text:change-id="ct67992408"/>terrains <text:change-end text:change-id="ct67992408"/>rules have priority over<text:change text:change-id="ct67992552"/> <text:change-start text:change-id="ct67992696"/>environments <text:change-end text:change-id="ct67992696"/>rules.<text:change-start text:change-id="ct67993704"/></text:p>
        <text:p text:style-name="P6"/>
        <text:p text:style-name="P6">Battlefield and Environment constants (value &amp; surface's filename) can be changed via dev config file<text:change-end text:change-id="ct67993704"/><text:change-start text:change-id="ct67993848"/>.<text:change-end text:change-id="ct67993848"/><text:change-start text:change-id="ct67994856"/></text:p>
        <text:p text:style-name="P6"/>
        <text:p text:style-name="P6">Battlefield and Environment are stored in map files in form of somethi<text:change-end text:change-id="ct67994856"/><text:change-start text:change-id="ct67995000"/>ng like '00 01 10 20....'. Those files are <text:change-end text:change-id="ct67995000"/><text:change-start text:change-id="ct67995144"/>parsed once at the beginning and stored inside vectors. Those vector are used to <text:s/>render<text:change-end text:change-id="ct67995144"/><text:change-start text:change-id="ct67995288"/> the battlefield<text:change-end text:change-id="ct67995288"/><text:change-start text:change-id="ct67996296"/>. Each value is linked to a 32*32 sprite which is the minimal Rect.</text:p>
        <text:p text:style-name="P6"/>
        <text:p text:style-name="P6">Sprites used for type come from tileset and a same back<text:change-end text:change-id="ct67996296"/><text:change-start text:change-id="ct67996440"/>ground is render randomly from this tileset. This give us a different battlefield aspect each time the game is run<text:change-end text:change-id="ct67996440"/><text:change-start text:change-id="ct67996584"/>.<text:change-end text:change-id="ct67996584"/></text:p>
        <text:list text:style-name="L3" text:continue-numbering="true">
          <text:list-item>
            <text:list text:continue-numbering="true">
              <text:list-item>
                <text:h text:style-name="P35" text:outline-level="2">Background</text:h>
              </text:list-item>
            </text:list>
          </text:list-item>
        </text:list>
        <text:p text:style-name="P6"><text:change-start text:change-id="ct67998368"/>T<text:change-end text:change-id="ct67998368"/><text:change text:change-id="ct67998232"/>here <text:change-start text:change-id="ct67998096"/>are<text:change-end text:change-id="ct67998096"/><text:change text:change-id="ct67997960"/> various terrain type with each type having its own rules. A background map <text:change-start text:change-id="ct67997824"/>is<text:change-end text:change-id="ct67997824"/><text:change text:change-id="ct67997688"/> created and the background will be generated from it.</text:p>
        <text:p text:style-name="P6"/>
        <text:p text:style-name="P6">Terrain type <text:change text:change-id="ct67997552"/><text:change-start text:change-id="ct67997448"/>are<text:change-end text:change-id="ct67997448"/>:<text:change-start text:change-id="ct67997344"/></text:p>
        <text:list text:style-name="L1">
          <text:list-item text:start-value="1">
            <text:p text:style-name="P7">Empty (00): no one can't go, it limits the battlefield or is displayed when there is an error in the map file.<text:change-end text:change-id="ct67997344"/></text:p>
          </text:list-item>
          <text:list-item>
            <text:p text:style-name="P7"><text:change text:change-id="ct67997240"/><text:change-start text:change-id="ct68002144"/>Grass (01)<text:change-end text:change-id="ct68002144"/>: <text:change text:change-id="ct68002288"/><text:change-start text:change-id="ct68002432"/>the <text:change-end text:change-id="ct68002432"/><text:change-start text:change-id="ct68002576"/>default sprite<text:change-end text:change-id="ct68002576"/><text:change text:change-id="ct68002864"/><text:change text:change-id="ct68002720"/>, everyone can go on this type<text:change-start text:change-id="ct68003432"/></text:p>
          </text:list-item>
          <text:list-item>
            <text:p text:style-name="P7">Sand (10): sand sprite, monster type 2 can go but no one else<text:change-end text:change-id="ct68003432"/></text:p>
          </text:list-item>
          <text:list-item>
            <text:p text:style-name="P7">River<text:change-start text:change-id="ct68004000"/> (20)<text:change-end text:change-id="ct68004000"/>: river sprite, monster type 2 can't cross, monster type 1 and <text:change text:change-id="ct68004104"/><text:change-start text:change-id="ct68004208"/>player<text:change-end text:change-id="ct68004208"/> can cross</text:p>
          </text:list-item>
          <text:list-item>
            <text:p text:style-name="P7">Lake<text:change-start text:change-id="ct68004776"/> (25)<text:change-end text:change-id="ct68004776"/>: lake sprite, no one can't go on this type</text:p>
          </text:list-item>
          <text:list-item>
            <text:p text:style-name="P7"><text:change text:change-id="ct68005376"/></text:p>
          </text:list-item>
          <text:list-item>
            <text:p text:style-name="P7"><text:change text:change-id="ct68006576"/><text:change text:change-id="ct68006472"/><text:change text:change-id="ct68006368"/><text:change text:change-id="ct68006264"/><text:change text:change-id="ct68006160"/><text:change text:change-id="ct68006016"/><text:change-start text:change-id="ct68007496"/></text:p>
          </text:list-item>
          <text:list-item>
            <text:p text:style-name="P7">Bridge (40): bridge sprite, everyone can use it to cross rivers/lake<text:change-end text:change-id="ct68007496"/></text:p>
          </text:list-item>
        </text:list>
        <text:list text:style-name="L3" text:continue-numbering="true">
          <text:list-item>
            <text:list text:continue-numbering="true">
              <text:list-item>
                <text:h text:style-name="P35" text:outline-level="2">Environment</text:h>
              </text:list-item>
            </text:list>
          </text:list-item>
        </text:list>
        <text:p text:style-name="P6">Various Environment item <text:change-start text:change-id="ct68009184"/>are<text:change-end text:change-id="ct68009184"/><text:change text:change-id="ct68009048"/> presents with each item having its own rules. An environment map <text:change-start text:change-id="ct68008912"/>is<text:change-end text:change-id="ct68008912"/><text:change text:change-id="ct68008776"/> created and the environment will be generated from it.</text:p>
        <text:p text:style-name="P6"/>
        <text:p text:style-name="P6">Environment items <text:change text:change-id="ct68008640"/><text:change-start text:change-id="ct68008536"/>are<text:change-end text:change-id="ct68008536"/>:<text:change-start text:change-id="ct68008432"/></text:p>
        <text:list text:style-name="L1">
          <text:list-item text:start-value="1">
            <text:p text:style-name="P7">Nothing/Empty (00): indicate that there is no environment or<text:change-end text:change-id="ct68008432"/><text:change-start text:change-id="ct68008328"/> an unknown type. Everyone can go on this type.<text:change-end text:change-id="ct68008328"/></text:p>
          </text:list-item>
        </text:list>
        <text:list text:style-name="L1">
          <text:list-item text:start-value="1">
            <text:p text:style-name="P7">Tree<text:change-start text:change-id="ct68008224"/> (01)<text:change-end text:change-id="ct68008224"/>: tree sprite, no one can't go on this type<text:change-start text:change-id="ct68008120"/></text:p>
          </text:list-item>
          <text:list-item>
            <text:p text:style-name="P7">Rock (10): rock sprite, no one can't go on this type<text:change-end text:change-id="ct68008120"/></text:p>
          </text:list-item>
          <text:list-item>
            <text:p text:style-name="P7">Wall<text:change-start text:change-id="ct68012600"/> (20)<text:change-end text:change-id="ct68012600"/>: wall sprite, no one can't go on this type</text:p>
          </text:list-item>
          <text:list-item>
            <text:p text:style-name="P7"><text:change text:change-id="ct68013200"/></text:p>
          </text:list-item>
          <text:list-item>
            <text:p text:style-name="P7">House<text:change-start text:change-id="ct68013832"/> (30)<text:change-end text:change-id="ct68013832"/>: house sprite, monsters can't go but <text:change text:change-id="ct68013976"/><text:change-start text:change-id="ct68014088"/>players<text:change-end text:change-id="ct68014088"/> <text:change-start text:change-id="ct68014192"/>and npcs <text:change-end text:change-id="ct68014192"/><text:change text:change-id="ct68014296"/><text:change-start text:change-id="ct68014400"/>are a<text:change-end text:change-id="ct68014400"/><text:change-start text:change-id="ct68014504"/>ble to<text:change-end text:change-id="ct68014504"/></text:p>
          </text:list-item>
          <text:list-item>
            <text:p text:style-name="P7"><text:change text:change-id="ct68015016"/></text:p>
          </text:list-item>
        </text:list>
        <text:p text:style-name="P6"/>
        <text:p text:style-name="P6"/>
        <text:p text:style-name="P6"/>
        <text:list text:style-name="L3" text:continue-numbering="true">
          <text:list-item>
            <text:h text:style-name="P22" text:outline-level="1">Characters<text:change-start text:change-id="ct68017208"/></text:h>
          </text:list-item>
        </text:list>
        <text:p text:style-name="P8"><text:change-end text:change-id="ct68017208"/><text:change text:change-id="ct68017072"/>Player and monsters <text:change text:change-id="ct68016936"/><text:change-start text:change-id="ct68016800"/>are<text:change-end text:change-id="ct68016800"/> able to move in all the 4 direction aka up, left, right, down <text:change text:change-id="ct68016664"/><text:change-start text:change-id="ct68016528"/>and <text:change-end text:change-id="ct68016528"/><text:change-start text:change-id="ct68016392"/>no win<text:change-end text:change-id="ct68016392"/><text:change text:change-id="ct68016256"/><text:change-start text:change-id="ct68016152"/> diagonal.<text:change-end text:change-id="ct68016152"/><text:change text:change-id="ct68016048"/><text:change-start text:change-id="ct68023544"/></text:p>
        <text:p text:style-name="P8"/>
        <text:p text:style-name="P8">Direction values are:</text:p>
        <text:list text:style-name="L1">
          <text:list-item text:start-value="1">
            <text:p text:style-name="P7">Right = 0</text:p>
          </text:list-item>
          <text:list-item>
            <text:p text:style-name="P7">Right Down = 1</text:p>
          </text:list-item>
          <text:list-item>
            <text:p text:style-name="P7">Down = 2</text:p>
          </text:list-item>
          <text:list-item>
            <text:p text:style-name="P7">Left Down = 3</text:p>
          </text:list-item>
          <text:list-item>
            <text:p text:style-name="P7">Left = 4</text:p>
          </text:list-item>
          <text:list-item>
            <text:p text:style-name="P7">Left Up = 5</text:p>
          </text:list-item>
          <text:list-item>
            <text:p text:style-name="P7">Up= 6</text:p>
          </text:list-item>
          <text:list-item>
            <text:p text:style-name="P7">Right Up = 7<text:change-end text:change-id="ct68023544"/></text:p>
          </text:list-item>
        </text:list>
        <text:p text:style-name="P2"/>
        <text:p text:style-name="P3">Characters and Monsters <text:change-start text:change-id="ct68024200"/>are<text:change-end text:change-id="ct68024200"/><text:change text:change-id="ct68024304"/> represented by a 32*32 pixel surface.</text:p>
        <text:p text:style-name="P3"/>
        <text:p text:style-name="P9"><text:change-start text:change-id="ct68024936"/><text:span text:style-name="T2">There are </text:span><text:change-end text:change-id="ct68024936"/><text:change text:change-id="ct68025184"/><text:change text:change-id="ct68025080"/><text:span text:style-name="T2">2 type</text:span><text:change-start text:change-id="ct68025768"/><text:span text:style-name="T2">s</text:span><text:change-end text:change-id="ct68025768"/><text:span text:style-name="T2"> of monsters </text:span><text:change text:change-id="ct68026184"/><text:change-start text:change-id="ct68026288"/>deriving<text:change-end text:change-id="ct68026288"/><text:span text:style-name="T2"> from the same mother class</text:span><text:change-start text:change-id="ct68026968"/><text:span text:style-name="T2">: Monster_Base</text:span><text:change-end text:change-id="ct68026968"/><text:span text:style-name="T2">.</text:span></text:p>
        <text:p text:style-name="P3">The 2 types <text:change-start text:change-id="ct68027888"/>are<text:change-end text:change-id="ct68027888"/><text:change text:change-id="ct68027992"/><text:change-start text:change-id="ct68028096"/> <text:change-end text:change-id="ct68028096"/>skeleton<text:change-start text:change-id="ct68028200"/>s<text:change-end text:change-id="ct68028200"/> (type 1) and worms (type 2).<text:change-start text:change-id="ct67165616"/></text:p>
        <text:p text:style-name="P3"/>
        <text:p text:style-name="P3">Players<text:change-end text:change-id="ct67165616"/><text:change-start text:change-id="ct68029120"/> and non players characters will derivate from the same mother class: Player_Base.<text:change-end text:change-id="ct68029120"/></text:p>
        <text:p text:style-name="P2"><text:change-start text:change-id="ct68030040"/></text:p>
        <text:p text:style-name="P2">The two base class Player<text:span text:style-name="T9">_Base and Monster_Base will be daughters of the class</text:span><text:change-end text:change-id="ct68030040"/><text:change-start text:change-id="ct68030144"/><text:span text:style-name="T9"> Character</text:span><text:change-end text:change-id="ct68030144"/><text:change-start text:change-id="ct68030248"/><text:span text:style-name="T9">_Base.</text:span><text:change-end text:change-id="ct68030248"/></text:p>
        <text:p text:style-name="P2"><text:change text:change-id="ct68030760"/><text:change-start text:change-id="ct68031680"/></text:p>
        <text:p text:style-name="P2"/>
        <text:p text:style-name="P2">Every Character will have m<text:change-end text:change-id="ct68031680"/><text:change-start text:change-id="ct68031784"/>ovements pixel based<text:change-end text:change-id="ct68031784"/><text:change-start text:change-id="ct68032704"/>.</text:p>
        <text:p text:style-name="P2"/>
        <text:p text:style-name="P2">All c<text:change-end text:change-id="ct68032704"/><text:change-start text:change-id="ct68032808"/>onstants will be defined inside config files.<text:change-end text:change-id="ct68032808"/></text:p>
        <text:list text:style-name="L3" text:continue-numbering="true">
          <text:list-item>
            <text:list text:continue-numbering="true">
              <text:list-item>
                <text:h text:style-name="P34" text:outline-level="2">Player Characters<text:change-start text:change-id="ct68034480"/></text:h>
              </text:list-item>
            </text:list>
          </text:list-item>
        </text:list>
        <text:p text:style-name="P14">The player begin at 192*224px. This can be changed via<text:span text:style-name="T1"> dev config file.</text:span></text:p>
        <text:p text:style-name="P14"><text:change-end text:change-id="ct68034480"/></text:p>
        <text:p text:style-name="P14">There are no character creation. Player's have no life management and so no recovery management. Nor magic neither death exist for PC. Experience is not present.</text:p>
        <text:p text:style-name="P14"/>
        <text:p text:style-name="P8">Attributes, skills, ladders, masterisation, resistance and armor are not presents<text:span text:style-name="T11">. They </text:span>have no influence at all on the game world, fights, ... !<text:change-start text:change-id="ct68034344"/></text:p>
        <text:p text:style-name="P8"/>
        <text:p text:style-name="P8">The velocity of the player will be 120px/s. Player's moves will now be based on time instead of <text:change-end text:change-id="ct68034344"/><text:change-start text:change-id="ct68034208"/>frame rate.<text:change-end text:change-id="ct68034208"/></text:p>
        <text:p text:style-name="P10"/>
        <text:p text:style-name="P10">Players will have two way of attack: melee and distant with theirs own sprites.</text:p>
        <text:p text:style-name="P10">The melee weapon does instant kill <text:change-start text:change-id="ct68034072"/>(if monster armor = 0) <text:change-end text:change-id="ct68034072"/>at <text:change text:change-id="ct68033936"/><text:change-start text:change-id="ct68033800"/>contact<text:change-end text:change-id="ct68033800"/>.</text:p>
        <text:p text:style-name="P10">The distant weapon does instant kill <text:change text:change-id="ct68033664"/><text:change-start text:change-id="ct68033528"/>at contact and damage reduce by <text:change-end text:change-id="ct68033528"/><text:change-start text:change-id="ct68033424"/>1/192 for each pixel separating contact. That means that attack does 0 damage after 192 px (ie<text:change-end text:change-id="ct68033424"/><text:change-start text:change-id="ct68033320"/>6 32*32 square).<text:change-end text:change-id="ct68033320"/><text:change text:change-id="ct68039672"/><text:change-start text:change-id="ct67215896"/></text:p>
        <text:p text:style-name="P10"><text:change-end text:change-id="ct67215896"/><text:change text:change-id="ct68040184"/>The distant weapon <text:change-start text:change-id="ct68040288"/>is <text:change-end text:change-id="ct68040288"/><text:change text:change-id="ct68040392"/>a bow and so there will be the arrow management.<text:change-start text:change-id="ct68040496"/> The velocity of the arrow is 8px every <text:change-end text:change-id="ct68040496"/><text:change-start text:change-id="ct68040600"/>17ms<text:change-end text:change-id="ct68040600"/></text:p>
        <text:p text:style-name="P11"/>
        <text:p text:style-name="P11">Hit/Miss will be possible in the <text:change text:change-id="ct67217696"/><text:change-start text:change-id="ct68041560"/>height<text:change-end text:change-id="ct68041560"/> directions up, down, right, left<text:change-start text:change-id="ct68041664"/> and diagonals<text:change-end text:change-id="ct68041664"/>.</text:p>
        <text:p text:style-name="P11">If miss at distance, the arrow will disappears.</text:p>
        <text:p text:style-name="P11">Attack direction will be managed.</text:p>
        <text:p text:style-name="P4"><text:change text:change-id="ct68043240"/><text:change text:change-id="ct68043136"/><text:change text:change-id="ct68042992"/><text:change-start text:change-id="ct68043752"/></text:p>
        <text:h text:style-name="P36" text:outline-level="2"><text:change-end text:change-id="ct68043752"/><text:change-start text:change-id="ct68045072"/>Non Players characters</text:h>
        <text:p text:style-name="P3">Only one NPC will be represented. It's will be here for testing purpose only and won't have any sensible impact on game play for now.</text:p>
        <text:p text:style-name="P3"/>
        <text:p text:style-name="P3">It'll be created at {1088; 352}. His sprite will have 32*32 dimensions.</text:p>
        <text:p text:style-name="P3">It will be able to move inside the city walls only. That means inside the Rect x=9*32, y=31*32, w=6*32, h=10*32) (editable via dev config file).</text:p>
        <text:p text:style-name="P3"/>
        <text:p text:style-name="P3">NPC, don't attack, move in all 8 directions, have no characteristics. There velocity will be 2px <text:s/>every 1000ms.</text:p>
        <text:list text:style-name="L3" text:continue-numbering="true">
          <text:list-item>
            <text:list text:continue-numbering="true">
              <text:list-item>
                <text:h text:style-name="P35" text:outline-level="2">Monste<text:change-end text:change-id="ct68045072"/><text:change-start text:change-id="ct68044936"/>rs<text:change-end text:change-id="ct68044936"/><text:change-start text:change-id="ct68048672"/></text:h>
              </text:list-item>
            </text:list>
          </text:list-item>
        </text:list>
        <text:p text:style-name="P3"><text:change-end text:change-id="ct68048672"/><text:change text:change-id="ct68048536"/></text:p>
        <text:p text:style-name="P2"><text:change-start text:change-id="ct68043912"/>M<text:change-end text:change-id="ct68043912"/><text:change text:change-id="ct68044016"/>onsters <text:change text:change-id="ct68044120"/>appear<text:change text:change-id="ct68044256"/><text:change-start text:change-id="ct68044392"/> randomly<text:change-end text:change-id="ct68044392"/> on the battlefield.</text:p>
        <text:p text:style-name="P2"/>
        <text:p text:style-name="P2"><text:change text:change-id="ct68044528"/>Monsters<text:change text:change-id="ct68044664"/><text:change-start text:change-id="ct68044800"/><text:span text:style-name="T9"> </text:span><text:change-end text:change-id="ct68044800"/>move in all <text:change-start text:change-id="ct68050688"/>8 <text:change-end text:change-id="ct68050688"/>directions randomly<text:change-start text:change-id="ct68050792"/> every 1000ms and have pixel based movements<text:change-end text:change-id="ct68050792"/><text:change-start text:change-id="ct67225352"/>.<text:change-end text:change-id="ct67225352"/><text:change text:change-id="ct68051040"/><text:change text:change-id="ct68050936"/><text:change-start text:change-id="ct68051552"/> The velocity of monsters are 2px per move daemon.</text:p>
        <text:p text:style-name="P2"><text:change-end text:change-id="ct68051552"/><text:change-start text:change-id="ct68051656"/>Moves frequency will <text:change-end text:change-id="ct68051656"/><text:change-start text:change-id="ct68051760"/>be managed via the 'dev config file<text:change-end text:change-id="ct68051760"/><text:change-start text:change-id="ct67226696"/> and are handle via a daemon process.<text:change-end text:change-id="ct67226696"/></text:p>
        <text:p text:style-name="P2"><text:change-start text:change-id="ct68052680"/></text:p>
        <text:p text:style-name="P2">Monsters sprite dimensions are 32*32.<text:change-end text:change-id="ct68052680"/></text:p>
        <text:p text:style-name="P2">When <text:change text:change-id="ct68053192"/><text:change-start text:change-id="ct68053296"/>monsters<text:change-end text:change-id="ct68053296"/> <text:change-start text:change-id="ct68053400"/>are dead, they <text:change-end text:change-id="ct68053400"/>will disappeared from the battlefield.</text:p>
        <text:p text:style-name="P2"/>
        <text:p text:style-name="P2">Monsters don't attacked.</text:p>
        <text:p text:style-name="P2"/>
        <text:p text:style-name="P2">Monsters appears at least at 3 square or more from the PC in each directions.</text:p>
        <text:p text:style-name="P2"/>
        <text:p text:style-name="P2">There will be 2 monsters type with their own general sprite<text:change-start text:change-id="ct68055952"/>: skeletons and worms<text:change-end text:change-id="ct68055952"/><text:change text:change-id="ct68056056"/></text:p>
        <text:p text:style-name="P2"><text:change-start text:change-id="ct68057696"/></text:p>
        <text:p text:style-name="P2">Each type will have their own life and and armor characteristic in <text:span text:style-name="T9">dev config file</text:span>. Armor value will be set to 0 for now and life to 100.</text:p>
        <text:p text:style-name="P2"><text:change-end text:change-id="ct68057696"/></text:p>
        <text:p text:style-name="P2">Their <text:change text:change-id="ct68058208"/><text:change-start text:change-id="ct68058312"/>creation<text:change-end text:change-id="ct68058312"/> will be managed between an initial value of monsters present on the battlefield and a maximum value<text:change-start text:change-id="ct68058416"/> of monsters presents at the same time <text:change-end text:change-id="ct68058416"/>.<text:change-start text:change-id="ct68058520"/> These values can be changed via <text:change-end text:change-id="ct68058520"/><text:change-start text:change-id="ct68058664"/><text:span text:style-name="T9">dev config file</text:span><text:change-end text:change-id="ct68058664"/><text:change-start text:change-id="ct68060200"/>.</text:p>
        <text:p text:style-name="P2"/>
        <text:p text:style-name="P2">Monster generation is managed using a daemon process with an interval that can be change inside dev config file. It's value is 10000ms.</text:p>
        <text:p text:style-name="P2"><text:change-end text:change-id="ct68060200"/></text:p>
        <text:p text:style-name="P2">Monsters <text:change text:change-id="ct68060768"/><text:change-start text:change-id="ct68060872"/>creation<text:change-end text:change-id="ct68060872"/> will be managed by area:</text:p>
        <text:list text:style-name="L5">
          <text:list-item>
            <text:p text:style-name="P37">Area 1 (x=0, y=0, w=640, h=640): monsters type 1 can be generated inside this area but monster type 2 can't</text:p>
          </text:list-item>
          <text:list-item>
            <text:p text:style-name="P37">Area 2 (x=640, y=0, w=640, h=640): no monsters type can be generated here</text:p>
          </text:list-item>
          <text:list-item>
            <text:p text:style-name="P37">Area 3 (x=0 y=640, w=640, h=640): all monsters type can be generated here</text:p>
          </text:list-item>
          <text:list-item>
            <text:p text:style-name="P37">Area 7 (x=640, y=640, w=640, h=640): monsters type 2 can be generated inside this area but monster type 1 can't</text:p>
          </text:list-item>
        </text:list>
        <text:p text:style-name="P2"><text:change text:change-id="ct68066472"/>Be careful that birth area mustn't <text:change text:change-id="ct68066616"/>affect moves possibilities.<text:change-start text:change-id="ct68066720"/></text:p>
        <text:p text:style-name="P2"/>
        <text:p text:style-name="P2"><text:change-end text:change-id="ct68066720"/><text:change-start text:change-id="ct68067752"/>Monsters will have a life bar sprite attached to <text:span text:style-name="T9">their sprite which show their current life.</text:span></text:p>
        <text:p text:style-name="P38"/>
        <text:p text:style-name="P38"><text:change-end text:change-id="ct68067752"/><text:change-start text:change-id="ct68067856"/>Each monster has it own description file.<text:change-end text:change-id="ct68067856"/></text:p>
        <text:p text:style-name="P2"/>
        <text:p text:style-name="P2"/>
        <text:p text:style-name="P2"/>
        <text:p text:style-name="P2"/>
        <text:list text:style-name="L3" text:continue-numbering="true">
          <text:list-item>
            <text:h text:style-name="P39" text:outline-level="1"><text:change text:change-id="ct68070248"/>Input<text:change-start text:change-id="ct68070392"/>s<text:change-end text:change-id="ct68070392"/></text:h>
          </text:list-item>
        </text:list>
        <text:p text:style-name="P4">Players will be able to move by using the keyboard only with predefined <text:change text:change-id="ct68071824"/><text:change-start text:change-id="ct68071688"/>keys<text:change-end text:change-id="ct68071688"/> and exit the game using the same way.</text:p>
        <text:p text:style-name="P4"><text:change-start text:change-id="ct68071552"/>Defaults <text:change-end text:change-id="ct68071552"/>Inputs:</text:p>
        <text:p text:style-name="P4">Up: Num8 or Up; Right: Num9 or Left; Down: Num5 or Down; Left: Num7 or Left; Attack: Num/ or Right Ctrl; Change Attack Style Between Distant and Melee: Num* or Right Shift.<text:change-start text:change-id="ct68071416"/> Diagonals will be combinations <text:change-end text:change-id="ct68071416"/><text:change-start text:change-id="ct68071280"/>of two keys (like Up+Left for diagonal Up-Left).<text:change-end text:change-id="ct68071280"/></text:p>
        <text:list text:style-name="L6">
          <text:list-header>
            <text:p text:style-name="P40"/>
          </text:list-header>
        </text:list>
        <text:p text:style-name="P13"><text:change text:change-id="ct68077416"/>Player has two keyboard layout in order to work on laptop because their numpad is not available easily.<text:change-start text:change-id="ct68077520"/></text:p>
        <text:p text:style-name="P13"/>
        <text:p text:style-name="P13">Movement continue in the same direction while the movement key stay pressed<text:change-end text:change-id="ct68077520"/><text:change-start text:change-id="ct68077664"/>.<text:change-end text:change-id="ct68077664"/></text:p>
        <text:p text:style-name="P13"/>
        <text:p text:style-name="P13">The Escape key will ask if you want to close the game and using directional keys up and down and the Enter key you will be able to continue the game or leave the game. During this choice the game is not paused and continue in background. If you choose to leave, you'll leave the game, else you go back to the game.<text:change-start text:change-id="ct68079400"/></text:p>
        <text:p text:style-name="P13"/>
        <text:p text:style-name="P13">Full Screen / Windows Mode, are available using the F11 key.<text:change-end text:change-id="ct68079400"/><text:change-start text:change-id="ct68080392"/></text:p>
        <text:p text:style-name="P13"/>
        <text:p text:style-name="P13">All these <text:change-end text:change-id="ct68080392"/><text:change-start text:change-id="ct68080536"/>key will be defined inside user config file and so we'll be able to change them manually.<text:change-end text:change-id="ct68080536"/></text:p>
        <text:list text:style-name="L3" text:continue-numbering="true">
          <text:list-item>
            <text:h text:style-name="P22" text:outline-level="1"><text:change-start text:change-id="ct68081104"/>Animations</text:h>
          </text:list-item>
        </text:list>
        <text:p text:style-name="P14">All animation's timers have default interval that can be changed inside dev config file.</text:p>
        <text:p text:style-name="P14"/>
        <text:p text:style-name="P14">There is also a number of frame for each animation stored in the same file.</text:p>
        <text:list text:style-name="L3" text:continue-numbering="true">
          <text:list-item>
            <text:list text:continue-numbering="true">
              <text:list-item>
                <text:h text:style-name="P27" text:outline-level="2">Characters</text:h>
              </text:list-item>
            </text:list>
          </text:list-item>
        </text:list>
        <text:p text:style-name="P11">Attack animation are presented and tweaked to make animation fluid.</text:p>
        <text:p text:style-name="P41">It's the same for arrow movements.</text:p>
        <text:p text:style-name="P41"/>
        <text:p text:style-name="P41">Player's sword attack animation interval: 130ms</text:p>
        <text:p text:style-name="P41">Arrow movements interval: 17ms</text:p>
        <text:list text:style-name="L3" text:continue-numbering="true">
          <text:list-item>
            <text:list text:continue-numbering="true">
              <text:list-item>
                <text:h text:style-name="P27" text:outline-level="2">NPC</text:h>
              </text:list-item>
            </text:list>
          </text:list-item>
        </text:list>
        <text:p text:style-name="P41">No animations for now.</text:p>
        <text:p text:style-name="P41"/>
        <text:list text:style-name="L3" text:continue-numbering="true">
          <text:list-item>
            <text:list text:continue-numbering="true">
              <text:list-item>
                <text:h text:style-name="P27" text:outline-level="2">Monsters</text:h>
              </text:list-item>
            </text:list>
          </text:list-item>
        </text:list>
        <text:p text:style-name="P41">No animations for now.</text:p>
        <text:list text:style-name="L3" text:continue-numbering="true">
          <text:list-item>
            <text:h text:style-name="P22" text:outline-level="1">Collisions</text:h>
          </text:list-item>
        </text:list>
        <text:p text:style-name="P13"/>
        <text:p text:style-name="P13">Collision are managed between all type: characters/monsters; characters/npcs, characters/battlefield, monsters/monsters, npcs/npcs, monsters/npcs, npcs/battlefield and monsters/battlefield.</text:p>
        <text:p text:style-name="P13"/>
        <text:p text:style-name="P13">Partial collisions will now be present as everyone now move pixel per pixel.</text:p>
        <text:p text:style-name="P13"/>
        <text:p text:style-name="P13">Collision with the battlefield limit are managed too.</text:p>
        <text:p text:style-name="P13"/>
        <text:list text:style-name="L3" text:continue-numbering="true">
          <text:list-item>
            <text:list text:continue-numbering="true">
              <text:list-item>
                <text:list text:continue-numbering="true">
                  <text:list-item>
                    <text:h text:style-name="P42" text:outline-level="3">Rules</text:h>
                  </text:list-item>
                </text:list>
              </text:list-item>
            </text:list>
          </text:list-item>
        </text:list>
        <text:p text:style-name="P2">Player won't be able to go on Monster's square until they are dead.</text:p>
        <text:p text:style-name="P2">Monsters won't be able to go on Player's square.</text:p>
        <text:p text:style-name="P2">Monsters are not allowed to go</text:p>
        <text:p text:style-name="P2">No one leave the battlefield by the limits of the field.</text:p>
        <text:p text:style-name="P13">No one go on the status bar.</text:p>
        <text:list text:style-name="L3" text:continue-numbering="true">
          <text:list-item>
            <text:h text:style-name="P22" text:outline-level="1"><text:change-end text:change-id="ct68081104"/>Message</text:h>
          </text:list-item>
        </text:list>
        <text:p text:style-name="P14"><text:change text:change-id="ct111350512"/></text:p>
        <text:p text:style-name="P14"><text:change text:change-id="ct68082296"/>Messages will be displayed on the status bar.<text:change-start text:change-id="ct68082160"/></text:p>
        <text:p text:style-name="P14"><text:change-end text:change-id="ct68082160"/></text:p>
        <text:p text:style-name="P14"><text:change text:change-id="ct68082024"/><text:change-start text:change-id="ct68081888"/>M<text:change-end text:change-id="ct68081888"/><text:change text:change-id="ct68081752"/>essages <text:change-start text:change-id="ct68081616"/>are <text:change-end text:change-id="ct68081616"/>displayed when melee/distant hit or miss.<text:change-start text:change-id="ct68081480"/></text:p>
        <text:p text:style-name="P14"/>
        <text:p text:style-name="P14"><text:change-end text:change-id="ct68081480"/><text:change-start text:change-id="ct68081344"/>Inside <text:change-end text:change-id="ct68081344"/><text:change-start text:change-id="ct68081208"/>the status bar will also be displayed the number of alive <text:s/>monsters and the numbers of kills.<text:change-end text:change-id="ct68081208"/></text:p>
        <text:list text:style-name="L3" text:continue-numbering="true">
          <text:list-item>
            <text:h text:style-name="P22" text:outline-level="1"><text:change-start text:change-id="ct111353744"/>Game States &amp; Interfaces</text:h>
          </text:list-item>
        </text:list>
        <text:p text:style-name="P14">Two games states are available: play and pause</text:p>
        <text:p text:style-name="P14"/>
        <text:list text:style-name="L3" text:continue-numbering="true">
          <text:list-item>
            <text:list text:continue-numbering="true">
              <text:list-item>
                <text:h text:style-name="P27" text:outline-level="2">Play State &amp; Interface</text:h>
              </text:list-item>
            </text:list>
          </text:list-item>
        </text:list>
        <text:p text:style-name="P14">It's the normal game state. The player can play with is character. The world live as expected.</text:p>
        <text:p text:style-name="P14"/>
        <text:p text:style-name="P14">A status bar is available at the bottom of the screen.</text:p>
        <text:p text:style-name="P14">It dimension will be 640*32px.</text:p>
        <text:p text:style-name="P14"/>
        <text:p text:style-name="P14">The rest of screen is filled by the battlefield, characters, non player characters and monsters.</text:p>
        <text:p text:style-name="P14"/>
        <text:list text:style-name="L3" text:continue-numbering="true">
          <text:list-item>
            <text:list text:continue-numbering="true">
              <text:list-item>
                <text:h text:style-name="P27" text:outline-level="2">Pause State &amp; Interface</text:h>
              </text:list-item>
            </text:list>
          </text:list-item>
        </text:list>
        <text:p text:style-name="P14"/>
        <text:p text:style-name="P14">It <text:span text:style-name="T1">happen </text:span>when the user has push the escape key. A menu pop-up which ask if the player really <text:span text:style-name="T1">wants to leave the game.</text:span></text:p>
        <text:p text:style-name="P43"/>
        <text:p text:style-name="P43">The world live normally but the player can't move nor attack but it's still vulnerable to opponents attacks.</text:p>
        <text:p text:style-name="P43"/>
        <text:list text:style-name="L3" text:continue-numbering="true">
          <text:list-item>
            <text:list text:continue-numbering="true">
              <text:list-item>
                <text:h text:style-name="P27" text:outline-level="2">Victory state &amp; interface</text:h>
              </text:list-item>
            </text:list>
          </text:list-item>
        </text:list>
        <text:p text:style-name="P6">It'll happen when the player have won. A victory screen containing the time of the character and the numbers of kills will be displayed.</text:p>
        <text:p text:style-name="P6"/>
        <text:p text:style-name="P6">The empty battlefield will be displayed in background and all deamons will be stopped.</text:p>
        <text:p text:style-name="P6"/>
        <text:p text:style-name="P6">Only the escape, the return and the numpad enter keys will be available and will generate the save of the score than leave the game.</text:p>
        <text:list text:style-name="L3" text:continue-numbering="true">
          <text:list-item>
            <text:h text:style-name="P22" text:outline-level="1"><text:change-end text:change-id="ct111353744"/>Rendering System</text:h>
          </text:list-item>
        </text:list>
        <text:p text:style-name="P2"/>
        <text:p text:style-name="P13">The rendering will be 2D only with fix camera looking the battlefield from the sky. Scrolling camera will be available to go in non initial displayed area of the battlefield.</text:p>
        <text:p text:style-name="P13"/>
        <text:p text:style-name="P13">The screen definition will be <text:change-start text:change-id="ct111366448"/>800*600<text:change-end text:change-id="ct111366448"/><text:change text:change-id="ct111354680"/> in <text:change-start text:change-id="ct111354576"/>16<text:change-end text:change-id="ct111354576"/><text:change text:change-id="ct111354472"/>b. No change will be available<text:change-start text:change-id="ct111354368"/> via interface but can be change manua<text:change-end text:change-id="ct111354368"/><text:change-start text:change-id="ct111354264"/>lly <text:change-end text:change-id="ct111354264"/><text:change-start text:change-id="ct111354160"/>using user config file<text:change-end text:change-id="ct111354160"/>.</text:p>
        <text:p text:style-name="P13"/>
        <text:p text:style-name="P13">Going to full screen <text:change-start text:change-id="ct111354056"/>and go back to windows mode <text:change-end text:change-id="ct111354056"/>is possible<text:change-start text:change-id="ct111353952"/>.<text:change-end text:change-id="ct111353952"/><text:change text:change-id="ct111353848"/></text:p>
        <text:p text:style-name="P13"/>
        <text:p text:style-name="P13">Resize of the windows <text:change text:change-id="ct67645600"/><text:change-start text:change-id="ct111370064"/>is<text:change-end text:change-id="ct111370064"/> <text:change text:change-id="ct111370168"/>possible too.</text:p>
        <text:p text:style-name="P13"/>
        <text:p text:style-name="P13">The game engine will be RAGE:SDL<text:change-start text:change-id="ct67646768"/>ut<text:change-end text:change-id="ct67646768"/> currently in development.</text:p>
        <text:p text:style-name="P33"/>
        <text:p text:style-name="P13"><text:change text:change-id="ct111371904"/></text:p>
        <text:p text:style-name="P13"/>
        <text:p text:style-name="P13">No lighting model.</text:p>
        <text:p text:style-name="P13"/>
        <text:p text:style-name="P13">Characters<text:change text:change-id="ct111373760"/> will be rendered has <text:change text:change-id="ct111373904"/><text:change-start text:change-id="ct111374008"/>2D<text:change-end text:change-id="ct111374008"/> bitmap moving <text:change text:change-id="ct111374112"/><text:change-start text:change-id="ct111374216"/>ac<text:change-end text:change-id="ct111374216"/><text:change-start text:change-id="ct111374320"/>ross<text:change-end text:change-id="ct111374320"/> a 2D surface.<text:change-start text:change-id="ct111374424"/> The minimal clip dimensions are<text:change-end text:change-id="ct111374424"/><text:change-start text:change-id="ct67650728"/> 32px*32px and is used for all sprites.<text:change-end text:change-id="ct67650728"/></text:p>
        <text:list text:style-name="L3" text:continue-numbering="true">
          <text:list-item>
            <text:h text:style-name="P44" text:outline-level="1">Sound System</text:h>
          </text:list-item>
        </text:list>
        <text:p text:style-name="P13"><text:change-start text:change-id="ct111376096"/>A<text:change-end text:change-id="ct111376096"/><text:change text:change-id="ct111375960"/><text:change-start text:change-id="ct111375824"/><text:span text:style-name="T5">n sfx </text:span><text:change-end text:change-id="ct111375824"/><text:span text:style-name="T5">sound </text:span><text:change-start text:change-id="ct111375688"/><text:span text:style-name="T5">is present </text:span><text:change-end text:change-id="ct111375688"/><text:span text:style-name="T5">inside the</text:span><text:change-start text:change-id="ct111375552"/><text:span text:style-name="T5"> escape</text:span><text:change-end text:change-id="ct111375552"/><text:span text:style-name="T5"> menu that allow the player to quit. </text:span><text:change text:change-id="ct111375416"/><text:change-start text:change-id="ct111375280"/><text:span text:style-name="T5">It can be hear</text:span><text:change-end text:change-id="ct111375280"/><text:span text:style-name="T5"> each time the player switch between options.</text:span><text:change-start text:change-id="ct111375144"/></text:p>
        <text:p text:style-name="P45"/>
        <text:p text:style-name="P45">An sfx will <text:change-end text:change-id="ct111375144"/><text:change-start text:change-id="ct111375040"/>be present when the sword is used.</text:p>
        <text:p text:style-name="P45">An sfx will be present when the bow is used.</text:p>
        <text:p text:style-name="P45">An sfx will be present when a monster will be hit by the player's attack.<text:change-end text:change-id="ct111375040"/><text:change-start text:change-id="ct111374936"/></text:p>
        <text:p text:style-name="P45"><text:change-end text:change-id="ct111374936"/><text:change-start text:change-id="ct111380760"/>An sfx will be present when the player miss is attack.<text:change-end text:change-id="ct111380760"/><text:change-start text:change-id="ct67653184"/></text:p>
        <text:p text:style-name="P45"/>
        <text:p text:style-name="P45">Music will be present during play<text:change-end text:change-id="ct67653184"/><text:change-start text:change-id="ct111382496"/> time and can be disable via user config file.</text:p>
        <text:p text:style-name="P45"/>
        <text:p text:style-name="P45">Only wav format is allowed.</text:p>
        <text:p text:style-name="P45"/>
        <text:list text:style-name="L3" text:continue-numbering="true">
          <text:list-item>
            <text:h text:style-name="P44" text:outline-level="1"><text:change-end text:change-id="ct111382496"/><text:change-start text:change-id="ct111383656"/>Game Objectives</text:h>
          </text:list-item>
        </text:list>
        <text:p text:style-name="P13">The objective is to clean the map of all monster as fast as possible.</text:p>
        <text:p text:style-name="P13"/>
        <text:p text:style-name="P13">Time scores will be saved inside 'time_scores.txt' file with the date of the score.</text:p>
        <text:p text:style-name="P13"/>
        <text:p text:style-name="P13">A victory screen will be shown in case of victory summarizing numbers of killed and time used.</text:p>
        <text:p text:style-name="P13"/>
        <text:list text:style-name="L3" text:continue-numbering="true">
          <text:list-item>
            <text:h text:style-name="P44" text:outline-level="1"><text:change-end text:change-id="ct111383656"/><text:change-start text:change-id="ct111387056"/>Files &amp; Data</text:h>
          </text:list-item>
        </text:list>
        <text:p text:style-name="P45">Convention:</text:p>
        <text:list text:style-name="L7">
          <text:list-item>
            <text:p text:style-name="P46">The first letter of each world must be capitalized.</text:p>
          </text:list-item>
          <text:list-item>
            <text:p text:style-name="P46">The extension must be lower case</text:p>
          </text:list-item>
          <text:list-item>
            <text:p text:style-name="P46">Space between words are allowed</text:p>
          </text:list-item>
          <text:list-item>
            <text:p text:style-name="P47"><text:span text:style-name="T12">Name must be explicit: using words like sprite, tileset and anything else that can give a <text:s/>better comprehension of the file is deeply </text:span><text:change-end text:change-id="ct111387056"/><text:change-start text:change-id="ct160071560"/>encouraged.</text:p>
          </text:list-item>
          <text:list-item>
            <text:p text:style-name="P47">Data linked to the same type<text:change-end text:change-id="ct160071560"/><text:change-start text:change-id="ct159348368"/>, like for one character or one item, must used the same root.<text:change-end text:change-id="ct159348368"/><text:change-start text:change-id="ct160071712"/></text:p>
          </text:list-item>
        </text:list>
        <text:list text:style-name="L3" text:continue-numbering="true">
          <text:list-item>
            <text:list text:continue-numbering="true">
              <text:list-item>
                <text:h text:style-name="P27" text:outline-level="2">Configurations files</text:h>
              </text:list-item>
            </text:list>
          </text:list-item>
        </text:list>
        <text:p text:style-name="P13">Theses files contain all game parameters. They can be edited manually but mustn't contains error cause they can messed up the whole game.</text:p>
        <text:p text:style-name="P13"/>
        <text:p text:style-name="P45">Convention:</text:p>
        <text:list text:style-name="L7">
          <text:list-item>
            <text:p text:style-name="P46">One option per line</text:p>
          </text:list-item>
          <text:list-item>
            <text:p text:style-name="P46">Formatting: option_name = option_value</text:p>
          </text:list-item>
          <text:list-item>
            <text:p text:style-name="P46">Comments begin with #</text:p>
          </text:list-item>
          <text:list-item>
            <text:p text:style-name="P46">The # is only allowed at the beginning of a line</text:p>
          </text:list-item>
          <text:list-item>
            <text:p text:style-name="P48">For a string value the formatting is: option_name = "option_value". The string returned will be "option_value" with the double quote.</text:p>
          </text:list-item>
          <text:list-item>
            <text:p text:style-name="P48">Option order have no importance</text:p>
          </text:list-item>
        </text:list>
        <text:list text:style-name="L3" text:continue-numbering="true">
          <text:list-item>
            <text:list text:continue-numbering="true">
              <text:list-item>
                <text:list text:continue-numbering="true">
                  <text:list-item>
                    <text:h text:style-name="P49" text:outline-level="3">"Config.ini"</text:h>
                  </text:list-item>
                </text:list>
              </text:list-item>
            </text:list>
          </text:list-item>
        </text:list>
        <text:p text:style-name="P13">This file contains all options linked to the game that the player is allowed to configure manually or preferably via the interface (in a future version).</text:p>
        <text:p text:style-name="P13"/>
        <text:p text:style-name="P13">The first time the game is launched the file is created in the root directory. Next times, the file will be used directly. If deleted a new file with default option will be generated. This give us an easy option reset.</text:p>
        <text:p text:style-name="P13"/>
        <text:p text:style-name="P13">Default file:</text:p>
        <text:p text:style-name="File_20_Description">#screen def</text:p>
        <text:p text:style-name="File_20_Description">SCREEN_WIDTH = 800</text:p>
        <text:p text:style-name="File_20_Description">SCREEN_HEIGHT = 600</text:p>
        <text:p text:style-name="File_20_Description">SCREEN_BPP = 16</text:p>
        <text:p text:style-name="File_20_Description"/>
        <text:p text:style-name="File_20_Description">#Audio</text:p>
        <text:p text:style-name="File_20_Description">ENABLE_MUSIC = 1</text:p>
        <text:p text:style-name="File_20_Description"/>
        <text:p text:style-name="File_20_Description">###KEYS NAMES ARE ALL CAPITALIZED EXCEPT LETTERS NAME###</text:p>
        <text:p text:style-name="File_20_Description">#Keys 1</text:p>
        <text:p text:style-name="File_20_Description">UP_1 = KKP8</text:p>
        <text:p text:style-name="File_20_Description">DOWN_1 = KKP5</text:p>
        <text:p text:style-name="File_20_Description">LEFT_1 = KKP7</text:p>
        <text:p text:style-name="File_20_Description">RIGHT_1 = KKP9</text:p>
        <text:p text:style-name="File_20_Description">ATTACK_1 = KKPDIVIDE</text:p>
        <text:p text:style-name="File_20_Description">CHANGE_ATTACK_MODE_1 = KKPMULTIPLY</text:p>
        <text:p text:style-name="File_20_Description">MENU_CALL_1 = KESCAPE</text:p>
        <text:p text:style-name="File_20_Description">WINDOW_MODE_1 = KF11</text:p>
        <text:p text:style-name="File_20_Description"/>
        <text:p text:style-name="File_20_Description">#Keys 2</text:p>
        <text:p text:style-name="File_20_Description">UP_2 = KUP</text:p>
        <text:p text:style-name="File_20_Description">DOWN_2 = KDOWN</text:p>
        <text:p text:style-name="File_20_Description">LEFT_2 = KLEFT</text:p>
        <text:p text:style-name="File_20_Description">RIGHT_2 = KRIGHT</text:p>
        <text:p text:style-name="File_20_Description">ATTACK_2 = KRCTRL</text:p>
        <text:p text:style-name="File_20_Description">CHANGE_ATTACK_MODE_2 = KRSHIFT</text:p>
        <text:p text:style-name="File_20_Description">MENU_CALL_2 = </text:p>
        <text:p text:style-name="File_20_Description">WINDOW_MODE_2 = </text:p>
        <text:list text:style-name="L8">
          <text:list-item>
            <text:list>
              <text:list-item>
                <text:list>
                  <text:list-item>
                    <text:h text:style-name="P50" text:outline-level="3">"Config/Anim_Config.ini"</text:h>
                  </text:list-item>
                </text:list>
              </text:list-item>
            </text:list>
          </text:list-item>
        </text:list>
        <text:p text:style-name="P13">This file contains options linked to animations.</text:p>
        <text:p text:style-name="P13">It contains intervals between animation frame and the number of frame for all animations.</text:p>
        <text:p text:style-name="P13"/>
        <text:p text:style-name="P13">Default file:</text:p>
        <text:p text:style-name="File_20_Description">#Animations timers (ms)</text:p>
        <text:p text:style-name="File_20_Description">PLAYER_MOVE_ANIMATION_INTERVAL = 150</text:p>
        <text:p text:style-name="File_20_Description">PLAYER_SWORD_ATTACK_ANIMATION_INTERVAL = 130</text:p>
        <text:p text:style-name="File_20_Description">PLAYER_BOW_ATTACK_ANIMATION_INTERVAL = 130</text:p>
        <text:p text:style-name="File_20_Description">PLAYER_ARROW_MOVE_ANIMATION_INTERVAL = 17</text:p>
        <text:p text:style-name="File_20_Description"/>
        <text:p text:style-name="File_20_Description">#Animations frame numbers</text:p>
        <text:p text:style-name="File_20_Description">PLAYER_SWORD_ATTACK_ANIMATION_FRAME = 3</text:p>
        <text:p text:style-name="File_20_Description">PLAYER_BOW_ATTACK_ANIMATION_FRAME = 3</text:p>
        <text:p text:style-name="File_20_Description">PLAYER_ARROW_ATTACK_ANIMATION_FRAME = 1</text:p>
        <text:list text:style-name="L9">
          <text:list-item>
            <text:list>
              <text:list-item>
                <text:list>
                  <text:list-item>
                    <text:h text:style-name="P51" text:outline-level="3">"Config/Daemons_Config.ini"</text:h>
                  </text:list-item>
                </text:list>
              </text:list-item>
            </text:list>
          </text:list-item>
        </text:list>
        <text:p text:style-name="P13">This file is designed to store all information regarding daemon processes.</text:p>
        <text:p text:style-name="P13">Contained options are interval between each daemon cycle.</text:p>
        <text:p text:style-name="P13"/>
        <text:p text:style-name="P13">Default file:</text:p>
        <text:p text:style-name="File_20_Description">#Daemons Intervals (must be &gt; 0 else timer class bug)</text:p>
        <text:p text:style-name="File_20_Description">MONSTERS_MOVEMENT_INTERVAL = 1000</text:p>
        <text:p text:style-name="File_20_Description">MONSTERS_GENERATION_INTERVAL = 10000</text:p>
        <text:p text:style-name="File_20_Description">NPCS_MOVEMENT_INTERVAL = 1000</text:p>
        <text:list text:style-name="L10">
          <text:list-item>
            <text:list>
              <text:list-item>
                <text:list>
                  <text:list-item>
                    <text:h text:style-name="P52" text:outline-level="3">"Config/Dev_Config.ini"</text:h>
                  </text:list-item>
                </text:list>
              </text:list-item>
            </text:list>
          </text:list-item>
        </text:list>
        <text:p text:style-name="P13">This file is similar to the "config.ini" file in the sense that it contains options of many sort. But it differ in the way that all these option are meant to be tweaked only by game developers that know what they're doing.</text:p>
        <text:p text:style-name="P13">It contains all game options and players options not present elsewhere and so it's the first place to look for when you're searching for an option.</text:p>
        <text:p text:style-name="P13">It mustn't not be deleted cause it's not re-created automatically.</text:p>
        <text:p text:style-name="P13"/>
        <text:p text:style-name="P13">Default file:</text:p>
        <text:p text:style-name="File_20_Description">#frame rate</text:p>
        <text:p text:style-name="File_20_Description">FRAMES_PER_SECOND = 60</text:p>
        <text:p text:style-name="File_20_Description"/>
        <text:p text:style-name="File_20_Description">#Windows</text:p>
        <text:p text:style-name="File_20_Description">Window_Name = "Project 0 - 2D v0.03"</text:p>
        <text:p text:style-name="File_20_Description"/>
        <text:p text:style-name="File_20_Description">#level dimensions</text:p>
        <text:p text:style-name="File_20_Description">LEVEL_WIDTH = 1280</text:p>
        <text:p text:style-name="File_20_Description">LEVEL_HEIGHT = 1280</text:p>
        <text:p text:style-name="File_20_Description"/>
        <text:p text:style-name="File_20_Description">#default players/monsters sprite dimensions</text:p>
        <text:p text:style-name="File_20_Description">PC_WIDTH = 32</text:p>
        <text:p text:style-name="File_20_Description">PC_HEIGHT = 32</text:p>
        <text:p text:style-name="File_20_Description">MO_WIDTH = 32</text:p>
        <text:p text:style-name="File_20_Description">MO_HEIGHT = 32</text:p>
        <text:p text:style-name="File_20_Description"/>
        <text:p text:style-name="File_20_Description">#character initial position</text:p>
        <text:p text:style-name="File_20_Description">CH_INITIAL_X = 192</text:p>
        <text:p text:style-name="File_20_Description">CH_INITIAL_Y = 224</text:p>
        <text:p text:style-name="File_20_Description"/>
        <text:p text:style-name="File_20_Description">#Character velocity (px/s)</text:p>
        <text:p text:style-name="File_20_Description">CH_VEL = 120</text:p>
        <text:p text:style-name="File_20_Description"/>
        <text:p text:style-name="File_20_Description">#Directions representation</text:p>
        <text:p text:style-name="File_20_Description">CH_RIGHT = 0</text:p>
        <text:p text:style-name="File_20_Description">CH_RIGHT_DOWN = 1</text:p>
        <text:p text:style-name="File_20_Description">CH_DOWN = 2</text:p>
        <text:p text:style-name="File_20_Description">CH_LEFT_DOWN = 3</text:p>
        <text:p text:style-name="File_20_Description">CH_LEFT = 4</text:p>
        <text:p text:style-name="File_20_Description">CH_LEFT_UP = 5</text:p>
        <text:p text:style-name="File_20_Description">CH_UP = 6</text:p>
        <text:p text:style-name="File_20_Description">CH_RIGHT_UP = 7</text:p>
        <text:p text:style-name="File_20_Description"/>
        <text:p text:style-name="File_20_Description">#monsters level const</text:p>
        <text:p text:style-name="File_20_Description">INITIAL_MONSTERS = 15</text:p>
        <text:p text:style-name="File_20_Description">MAX_MONSTERS_SIMULTANEOUSLY = 30</text:p>
        <text:p text:style-name="File_20_Description"/>
        <text:p text:style-name="File_20_Description">#status bar dimension</text:p>
        <text:p text:style-name="File_20_Description">STATUS_BAR_H = 32</text:p>
        <text:p text:style-name="File_20_Description"/>
        <text:p text:style-name="File_20_Description">#Life Bar dimensions</text:p>
        <text:p text:style-name="File_20_Description">LIFE_BAR_WIDTH = 32</text:p>
        <text:p text:style-name="File_20_Description">LIFE_BAR_HEIGHT = 6</text:p>
        <text:p text:style-name="File_20_Description"/>
        <text:p text:style-name="File_20_Description">#Battlefield sprite dimensions</text:p>
        <text:p text:style-name="File_20_Description">BATF_SPRITE_W = 32</text:p>
        <text:p text:style-name="File_20_Description">BATF_SPRITE_H = 32</text:p>
        <text:p text:style-name="File_20_Description"/>
        <text:p text:style-name="File_20_Description">#BackGround Types</text:p>
        <text:p text:style-name="File_20_Description">EMPTY_GROUND = 00</text:p>
        <text:p text:style-name="File_20_Description">GRASS_GROUND = 01</text:p>
        <text:p text:style-name="File_20_Description">SAND_GROUND = 10</text:p>
        <text:p text:style-name="File_20_Description">RIVER_GROUND = 20</text:p>
        <text:p text:style-name="File_20_Description">LAKE_GROUND = 25</text:p>
        <text:p text:style-name="File_20_Description">BRIDGE_GROUND = 40</text:p>
        <text:p text:style-name="File_20_Description"/>
        <text:p text:style-name="File_20_Description">#BG Types filenames</text:p>
        <text:p text:style-name="File_20_Description">GRASS_GROUND_Filename = "Data/Battlefield/Grass.png"</text:p>
        <text:p text:style-name="File_20_Description">SAND_GROUND_Filename = "Data/Battlefield/Sand Tileset.png"</text:p>
        <text:p text:style-name="File_20_Description">RIVER_GROUND_Filename = "Data/Battlefield/Water.png"</text:p>
        <text:p text:style-name="File_20_Description">LAKE_GROUND_Filename = "Data/Battlefield/Water.png"</text:p>
        <text:p text:style-name="File_20_Description">BRIDGE_GROUND_Filename = "Data/Battlefield/tankbrigade.bmp"</text:p>
        <text:p text:style-name="File_20_Description"/>
        <text:p text:style-name="File_20_Description">#Environment Types</text:p>
        <text:p text:style-name="File_20_Description">NOTHING_ENV = 00;</text:p>
        <text:p text:style-name="File_20_Description">TREE_ENV = 01;</text:p>
        <text:p text:style-name="File_20_Description">ROCK_ENV = 10;</text:p>
        <text:p text:style-name="File_20_Description">WALL_ENV = 20;</text:p>
        <text:p text:style-name="File_20_Description">HOUSE_ENV = 30;</text:p>
        <text:p text:style-name="File_20_Description"/>
        <text:p text:style-name="File_20_Description">#Env types filenames</text:p>
        <text:p text:style-name="File_20_Description">TREE_ENV_Filename = "Data/Battlefield/Trees Tileset.png"</text:p>
        <text:p text:style-name="File_20_Description">ROCK_ENV_Filename = "Data/Battlefield/Rock.png"</text:p>
        <text:p text:style-name="File_20_Description">WALL_ENV_Filename = "Data/Battlefield/Wall.png"</text:p>
        <text:p text:style-name="File_20_Description">HOUSE_ENV_Filename = "Data/Battlefield/Houses Tileset.png"</text:p>
        <text:p text:style-name="File_20_Description"/>
        <text:p text:style-name="File_20_Description">#State of the game at the begining: 'ingame' state</text:p>
        <text:p text:style-name="File_20_Description">GLOBAL_GAME_STATE = 3</text:p>
        <text:p text:style-name="File_20_Description"/>
        <text:p text:style-name="File_20_Description">#Name of the log file</text:p>
        <text:p text:style-name="File_20_Description">Log_Name = "Project 0.log"</text:p>
        <text:p text:style-name="P53">"Data/Characters/xxx.ini"</text:p>
        <text:p text:style-name="P13">Theses files store characteristics for all characters of the game managed by the game itself like monsters and npc. They all have the same template but some options might not been present in a file if not useful.</text:p>
        <text:p text:style-name="P13">They are used by the character's constructor.</text:p>
        <text:p text:style-name="P13">The convention it that the name of the ini must be the same, or at least have the same root, than the character's sprites files (example: "NPC.bmp" &amp; "NPC.ini").</text:p>
        <text:p text:style-name="P13"/>
        <text:p text:style-name="P13">Template/Example file:</text:p>
        <text:p text:style-name="File_20_Description">Sprite_Width = 32</text:p>
        <text:p text:style-name="File_20_Description">Sprite_Height = 32</text:p>
        <text:p text:style-name="File_20_Description">Sprite_Filename = "Data/Characters/NPC.bmp"</text:p>
        <text:p text:style-name="File_20_Description"/>
        <text:p text:style-name="File_20_Description">Initial_Position_X = 1088</text:p>
        <text:p text:style-name="File_20_Description">Initial_Position_Y = 352</text:p>
        <text:p text:style-name="File_20_Description"/>
        <text:p text:style-name="File_20_Description">#Only allowed inside city walls</text:p>
        <text:p text:style-name="File_20_Description">Allowed_Area_X = 1056</text:p>
        <text:p text:style-name="File_20_Description">Allowed_Area_Y = 320</text:p>
        <text:p text:style-name="File_20_Description">Allowed_Area_W = 160</text:p>
        <text:p text:style-name="File_20_Description">Allowed_Area_H = 288</text:p>
        <text:p text:style-name="File_20_Description"/>
        <text:p text:style-name="File_20_Description">#Velocity in px/cycle</text:p>
        <text:p text:style-name="File_20_Description">CH_VEL = 2</text:p>
        <text:p text:style-name="File_20_Description"/>
        <text:p text:style-name="File_20_Description">#Characteristics</text:p>
        <text:p text:style-name="File_20_Description">Life = 100</text:p>
        <text:p text:style-name="File_20_Description">Armor = 0</text:p>
        <text:p text:style-name="P13"/>
        <text:p text:style-name="P54">"Data/Items/xxx.ini"</text:p>
        <text:p text:style-name="P13">Theses files store characteristics for all items of the game. They all have the same template but some options might not been present in a file if not useful.</text:p>
        <text:p text:style-name="P13">They are used by the character's constructor or the item constructor.</text:p>
        <text:p text:style-name="P13">The convention it that the name of the ini must be the same, or at least have the same root, than the item's sprites files (example: "Arrow.png" &amp; "Arrow.ini").</text:p>
        <text:p text:style-name="P13"/>
        <text:p text:style-name="P13">Template/Example file:</text:p>
        <text:p text:style-name="File_20_Description">Sprite_Width = 32</text:p>
        <text:p text:style-name="File_20_Description">Sprite_Height = 32</text:p>
        <text:p text:style-name="File_20_Description">Filename = "Data/Items/Arrow.png"</text:p>
        <text:p text:style-name="File_20_Description">Arrow_Vel = 8</text:p>
        <text:h text:style-name="P55" text:outline-level="2">Organization</text:h>
        <text:list text:style-name="L3" text:continue-numbering="true">
          <text:list-item>
            <text:list text:continue-numbering="true">
              <text:list-item>
                <text:list text:continue-numbering="true">
                  <text:list-item>
                    <text:h text:style-name="P42" text:outline-level="3">Root directory</text:h>
                  </text:list-item>
                </text:list>
              </text:list-item>
            </text:list>
          </text:list-item>
        </text:list>
        <text:p text:style-name="P13">In this folder there will be the exe file, necessary dll and user config file.</text:p>
        <text:list text:style-name="L3" text:continue-numbering="true">
          <text:list-item>
            <text:list text:continue-numbering="true">
              <text:list-item>
                <text:list text:continue-numbering="true">
                  <text:list-item>
                    <text:h text:style-name="P49" text:outline-level="3">Data directory</text:h>
                  </text:list-item>
                </text:list>
              </text:list-item>
            </text:list>
          </text:list-item>
        </text:list>
        <text:p text:style-name="P13"><text:change-end text:change-id="ct160071712"/><text:change-start text:change-id="ct111382624"/>All <text:change-end text:change-id="ct111382624"/><text:change-start text:change-id="ct111382728"/>data<text:change-end text:change-id="ct111382728"/><text:change-start text:change-id="ct111382832"/> will be present in<text:change-end text:change-id="ct111382832"/><text:change-start text:change-id="ct111392192"/>side this folder and will be organized in sub folder:</text:p>
        <text:list text:style-name="L11">
          <text:list-item>
            <text:p text:style-name="P56">A sub folder 'Characters' for characters containing character's sprite or tile and<text:change-end text:change-id="ct111392192"/><text:change-start text:change-id="ct111398128"/> theirs characteristics file</text:p>
          </text:list-item>
          <text:list-item>
            <text:p text:style-name="P56">A sub folder 'SFXs' for sfxs sounds</text:p>
          </text:list-item>
          <text:list-item>
            <text:p text:style-name="P56">A sub folder 'Musics' for musics files</text:p>
          </text:list-item>
          <text:list-item>
            <text:p text:style-name="P56">A sub folder 'Battlefield' for battlefield definition, sprites and tiles</text:p>
          </text:list-item>
          <text:list-item>
            <text:p text:style-name="P56">A sub folder 'Interface' for interface menu, buttons, ...</text:p>
          </text:list-item>
          <text:list-item>
            <text:p text:style-name="P56">A sub folder 'Items' for items (like arrow)</text:p>
          </text:list-item>
          <text:list-item>
            <text:p text:style-name="P56">A sub folder 'Fonts' for fonts</text:p>
          </text:list-item>
          <text:list-item>
            <text:p text:style-name="P56">A sub folder 'Movies' for movies</text:p>
          </text:list-item>
        </text:list>
        <text:list text:style-name="L3" text:continue-numbering="true">
          <text:list-item>
            <text:list text:continue-numbering="true">
              <text:list-item>
                <text:list text:continue-numbering="true">
                  <text:list-item>
                    <text:h text:style-name="P49" text:outline-level="3">Config Directory</text:h>
                  </text:list-item>
                </text:list>
              </text:list-item>
            </text:list>
          </text:list-item>
        </text:list>
        <text:p text:style-name="P13">All dev config files will be saved inside this folder.</text:p>
        <text:list text:style-name="L3" text:continue-numbering="true">
          <text:list-item>
            <text:list text:continue-numbering="true">
              <text:list-item>
                <text:list text:continue-numbering="true">
                  <text:list-item>
                    <text:h text:style-name="P49" text:outline-level="3">Saves Directory</text:h>
                  </text:list-item>
                </text:list>
              </text:list-item>
            </text:list>
          </text:list-item>
        </text:list>
        <text:p text:style-name="P13">Will contains character save files.</text:p>
        <text:list text:style-name="L3" text:continue-numbering="true">
          <text:list-item>
            <text:list text:continue-numbering="true">
              <text:list-item>
                <text:list text:continue-numbering="true">
                  <text:list-item>
                    <text:h text:style-name="P49" text:outline-level="3">Specif Directory</text:h>
                  </text:list-item>
                </text:list>
              </text:list-item>
            </text:list>
          </text:list-item>
        </text:list>
        <text:p text:style-name="P13">Contains the specification file related to the current version.</text:p>
        <text:p text:style-name="P13"/>
        <text:p text:style-name="P13"><text:change-end text:change-id="ct11139812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StarSymbol2" svg:font-family="StarSymbol"/>
    <style:font-face style:name="MS Mincho" svg:font-family="'MS Mincho', 'Arial Unicode MS'" style:font-family-generic="roman"/>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WW-Default" style:class="text">
      <style:paragraph-properties fo:margin-top="0cm" fo:margin-bottom="0.212cm"/>
    </style:style>
    <style:style style:name="Text_20_body_20_indent" style:display-name="Text body indent" style:family="paragraph" style:parent-style-name="WW-Default" style:class="text">
      <style:paragraph-properties fo:margin-left="0.499cm" fo:margin-right="0cm" fo:margin-top="0cm" fo:margin-bottom="0.212cm" fo:text-indent="0cm" style:auto-text-indent="false"/>
    </style:style>
    <style:style style:name="Salutation" style:family="paragraph" style:parent-style-name="WW-Default" style:class="text">
      <style:paragraph-properties text:number-lines="false" text:line-number="0"/>
    </style:style>
    <style:style style:name="Signature" style:family="paragraph" style:parent-style-name="WW-Default"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WW-Default" style:next-style-name="WW-Default"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WW-Default" style:class="text" style:default-outline-level="1">
      <style:paragraph-properties fo:margin-left="0cm" fo:margin-right="0cm" fo:text-align="start" style:justify-single-word="false" fo:text-indent="0cm" style:auto-text-indent="false"/>
      <style:text-properties fo:font-size="20pt" fo:language="en" fo:country="US" style:text-underline-style="none" fo:font-weight="bold" style:font-size-asian="20pt" style:font-weight-asian="bold" style:font-size-complex="16pt" style:font-weight-complex="bold"/>
    </style:style>
    <style:style style:name="Heading_20_2" style:display-name="Heading 2" style:family="paragraph" style:parent-style-name="Heading" style:next-style-name="WW-Default" style:class="text" style:default-outline-level="2">
      <style:paragraph-properties fo:margin-left="0cm" fo:margin-right="0cm" fo:text-indent="0cm" style:auto-text-indent="false"/>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WW-Default" style:class="text" style:default-outline-level="3">
      <style:paragraph-properties fo:margin-left="0cm" fo:margin-right="0cm" fo:text-indent="0cm" style:auto-text-indent="false"/>
      <style:text-properties fo:font-size="13pt" fo:language="en" fo:country="US" fo:font-weight="bold" style:font-size-asian="13pt" style:font-weight-asian="bold" style:font-size-complex="14pt" style:font-weight-complex="bold"/>
    </style:style>
    <style:style style:name="Heading_20_4" style:display-name="Heading 4" style:family="paragraph" style:parent-style-name="Heading_20_3" style:next-style-name="WW-Default" style:class="text">
      <style:paragraph-properties fo:margin-left="0cm" fo:margin-right="0cm" fo:text-indent="0cm" style:auto-text-indent="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WW-Defaul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WW-Default" style:class="extra">
      <style:paragraph-properties text:number-lines="false" text:line-number="0"/>
    </style:style>
    <style:style style:name="Caption" style:family="paragraph" style:parent-style-name="WW-Defaul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WW-Default" style:class="extra"/>
    <style:style style:name="Index" style:family="paragraph" style:parent-style-name="WW-Default"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Default" style:class="index">
      <style:paragraph-properties fo:text-align="start" style:justify-single-word="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WW-Default" style:class="index">
      <style:paragraph-properties fo:margin-left="0.499cm" fo:margin-right="0cm" fo:text-align="start" style:justify-single-word="false" fo:text-indent="0cm" style:auto-text-indent="false" text:number-lines="false" text:line-number="0">
        <style:tab-stops>
          <style:tab-stop style:position="16.499cm" style:type="right" style:leader-style="dotted" style:leader-text="."/>
        </style:tab-stops>
      </style:paragraph-properties>
    </style:style>
    <style:style style:name="Contents_20_3" style:display-name="Contents 3" style:family="paragraph" style:parent-style-name="WW-Default" style:class="index">
      <style:paragraph-properties fo:margin-left="0.998cm" fo:margin-right="0cm" fo:text-align="start" style:justify-single-word="false" fo:text-indent="0cm" style:auto-text-indent="false" text:number-lines="false" text:line-number="0">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align="start" style:justify-single-word="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align="start" style:justify-single-word="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Default" style:family="paragraph">
      <style:paragraph-properties fo:text-align="justify" style:justify-single-word="false" fo:orphans="0" fo:widows="0" fo:hyphenation-ladder-count="no-limit" style:text-autospace="ideograph-alpha" style:punctuation-wrap="hanging" style:line-break="strict" style:writing-mode="lr-tb"/>
      <style:text-properties fo:color="#000000" style:font-name="Times New Roman" fo:font-size="12pt" fo:language="en" fo:country="US" style:font-name-asian="Lucida Sans Unicode" style:font-size-asian="12pt" style:font-name-complex="Tahoma1" style:font-size-complex="12pt" style:language-complex="zxx" style:country-complex="none" fo:hyphenate="false" fo:hyphenation-remain-char-count="2" fo:hyphenation-push-char-count="2"/>
    </style:style>
    <style:style style:name="XML_20_Description" style:display-name="XML Description" style:family="paragraph" style:parent-style-name="WW-Default">
      <style:paragraph-properties fo:text-align="start" style:justify-single-word="false"/>
      <style:text-properties fo:font-size="10pt" style:text-underline-style="none" fo:background-color="#e6e6e6" style:font-size-asian="10pt" style:font-size-complex="10pt"/>
    </style:style>
    <style:style style:name="File_20_Description" style:display-name="File Description" style:family="paragraph" style:parent-style-name="WW-Default" style:class="text">
      <style:paragraph-properties fo:margin-left="0cm" fo:margin-right="0cm" fo:text-align="justify" style:justify-single-word="false" fo:orphans="0" fo:widows="0" fo:hyphenation-ladder-count="no-limit" fo:text-indent="0cm" style:auto-text-indent="false" fo:background-color="#e6e6e6" fo:padding="0.049cm" fo:border="0.002cm solid #000000" style:shadow="none" style:text-autospace="ideograph-alpha" style:punctuation-wrap="hanging" style:line-break="strict" style:writing-mode="lr-tb">
        <style:tab-stops>
          <style:tab-stop style:position="0cm"/>
        </style:tab-stops>
        <style:background-image/>
      </style:paragraph-properties>
      <style:text-properties fo:color="#000000" style:font-name="Times New Roman" fo:font-size="8pt" fo:language="en" fo:country="US" style:text-underline-style="none" style:font-name-asian="Lucida Sans Unicode" style:font-size-asian="8pt" style:font-name-complex="Tahoma1" style:font-size-complex="8pt" style:language-complex="zxx" style:country-complex="none" fo:hyphenate="false" fo:hyphenation-remain-char-count="2" fo:hyphenation-push-char-count="2"/>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WW8Num10z0" style:family="text">
      <style:text-properties style:font-name="Symbol" fo:font-size="9pt" style:font-size-asian="9pt" style:font-name-complex="StarSymbol1" style:font-size-complex="9pt"/>
    </style:style>
    <style:style style:name="Police_20_par_20_défaut" style:display-name="Police par défaut" style:family="text"/>
    <style:style style:name="WW8Num2z0" style:family="text">
      <style:text-properties style:font-name="StarSymbol1" fo:font-size="9pt" style:font-size-asian="9pt" style:font-name-complex="StarSymbol1" style:font-size-complex="9pt"/>
    </style:style>
    <style:style style:name="Police_20_par_20_défaut1" style:display-name="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8">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0" style:num-suffix="." text:bullet-char="">
        <style:list-level-properties text:space-before="1.27cm" text:min-label-width="0.635cm"/>
        <style:text-properties style:font-name="Symbol"/>
      </text:list-level-style-bullet>
      <text:list-level-style-bullet text:level="3" text:style-name="WW8Num10z0" style:num-suffix="." text:bullet-char="">
        <style:list-level-properties text:space-before="1.905cm" text:min-label-width="0.635cm"/>
        <style:text-properties style:font-name="Symbol"/>
      </text:list-level-style-bullet>
      <text:list-level-style-bullet text:level="4" text:style-name="WW8Num10z0" style:num-suffix="." text:bullet-char="">
        <style:list-level-properties text:space-before="2.54cm" text:min-label-width="0.635cm"/>
        <style:text-properties style:font-name="Symbol"/>
      </text:list-level-style-bullet>
      <text:list-level-style-bullet text:level="5" text:style-name="WW8Num10z0" style:num-suffix="." text:bullet-char="">
        <style:list-level-properties text:space-before="3.175cm" text:min-label-width="0.635cm"/>
        <style:text-properties style:font-name="Symbol"/>
      </text:list-level-style-bullet>
      <text:list-level-style-bullet text:level="6" text:style-name="WW8Num10z0" style:num-suffix="." text:bullet-char="">
        <style:list-level-properties text:space-before="3.81cm" text:min-label-width="0.635cm"/>
        <style:text-properties style:font-name="Symbol"/>
      </text:list-level-style-bullet>
      <text:list-level-style-bullet text:level="7" text:style-name="WW8Num10z0" style:num-suffix="." text:bullet-char="">
        <style:list-level-properties text:space-before="4.445cm" text:min-label-width="0.635cm"/>
        <style:text-properties style:font-name="Symbol"/>
      </text:list-level-style-bullet>
      <text:list-level-style-bullet text:level="8" text:style-name="WW8Num10z0" style:num-suffix="." text:bullet-char="">
        <style:list-level-properties text:space-before="5.08cm" text:min-label-width="0.635cm"/>
        <style:text-properties style:font-name="Symbol"/>
      </text:list-level-style-bullet>
      <text:list-level-style-bullet text:level="9" text:style-name="WW8Num1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4-08-05T18:37:00</meta:creation-date>
    <dc:creator>G V</dc:creator>
    <dc:date>2007-03-30T23:22:59</dc:date>
    <meta:print-date>2005-10-04T17:36:00</meta:print-date>
    <dc:language>en-US</dc:language>
    <meta:editing-cycles>100</meta:editing-cycles>
    <meta:editing-duration>P1DT1H44M30S</meta:editing-duration>
    <meta:user-defined meta:name="Info 1"/>
    <meta:user-defined meta:name="Info 2"/>
    <meta:user-defined meta:name="Info 3"/>
    <meta:user-defined meta:name="Info 4"/>
    <meta:document-statistic meta:table-count="0" meta:image-count="0" meta:object-count="0" meta:page-count="23" meta:paragraph-count="518" meta:word-count="4060" meta:character-count="23286"/>
  </office:meta>
</office:document-meta>
</file>

<file path=VersionList.xml><?xml version="1.0" encoding="utf-8"?>
<VL:version-list xmlns:dc="http://purl.org/dc/elements/1.1/" xmlns:VL="http://openoffice.org/2001/versions-list">
  <VL:version-entry VL:title="Version1" VL:comment="2D v0.01" VL:creator="G V" dc:date-time="2006-03-29T17:29:40"/>
  <VL:version-entry VL:title="Version2" VL:comment="2D v0.02" VL:creator="G V" dc:date-time="2006-03-29T18:14:35"/>
  <VL:version-entry VL:title="Version3" VL:comment="2D v0.03" VL:creator="G V" dc:date-time="2007-03-30T23:22:59"/>
</VL:version-list>
</file>